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39cm"/>
    </style:style>
    <style:style style:name="co2" style:family="table-column">
      <style:table-column-properties fo:break-before="auto" style:column-width="0.496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0.616cm"/>
    </style:style>
    <style:style style:name="co5" style:family="table-column">
      <style:table-column-properties fo:break-before="auto" style:column-width="1.143cm"/>
    </style:style>
    <style:style style:name="co6" style:family="table-column">
      <style:table-column-properties fo:break-before="auto" style:column-width="0.47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4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1.5pt solid #000000" style:vertical-align="automatic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9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81d41a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cm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1.5pt solid #000000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20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74pt solid #000000" style:text-align-source="fix" style:repeat-content="false" fo:border-left="1.5pt solid #000000" fo:border-right="1.5pt solid #000000" fo:border-top="0.74pt solid #000000"/>
      <style:paragraph-properties fo:text-align="center" fo:margin-left="0cm"/>
    </style:style>
    <style:style style:name="ce25" style:family="table-cell" style:parent-style-name="Default">
      <style:table-cell-properties fo:border-bottom="0.74pt solid #000000" fo:background-color="#ff972f" style:text-align-source="fix" style:repeat-content="false" fo:border-left="1.5pt solid #000000" fo:border-right="1.5pt solid #000000" fo:border-top="0.74pt solid #000000"/>
      <style:paragraph-properties fo:text-align="center" fo:margin-left="0cm"/>
    </style:style>
    <style:style style:name="ce26" style:family="table-cell" style:parent-style-name="Default">
      <style:table-cell-properties fo:border-bottom="1.5pt solid #000000" fo:background-color="#ff972f" style:text-align-source="fix" style:repeat-content="false" fo:border-left="1.5pt solid #000000" fo:border-right="1.5pt solid #000000" fo:border-top="0.74pt solid #000000"/>
      <style:paragraph-properties fo:text-align="center" fo:margin-left="0cm"/>
    </style:style>
    <style:style style:name="ce2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8"/>
        <table:table-column table:style-name="co2" table:number-columns-repeated="3" table:default-cell-style-name="ce16"/>
        <table:table-column table:style-name="co2" table:default-cell-style-name="ce19"/>
        <table:table-column table:style-name="co2" table:default-cell-style-name="ce8"/>
        <table:table-column table:style-name="co2" table:number-columns-repeated="3" table:default-cell-style-name="ce16"/>
        <table:table-column table:style-name="co3" table:number-columns-repeated="4" table:default-cell-style-name="ce16"/>
        <table:table-column table:style-name="co3" table:default-cell-style-name="ce19"/>
        <table:table-column table:style-name="co4" table:default-cell-style-name="ce25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15"/>
          <table:table-cell table:number-columns-repeated="3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>
            <text:p>G=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table:number-columns-repeated="15"/>
          <table:table-cell table:number-columns-repeated="3"/>
        </table:table-row>
        <table:table-row table:style-name="ro1">
          <table:table-cell table:style-name="ce2" office:value-type="string" calcext:value-type="string">
            <text:p>2. Построение кода</text:p>
          </table:table-cell>
          <table:table-cell table:style-name="Default" table:number-columns-repeated="15"/>
          <table:table-cell table:number-columns-repeated="3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x</text:p>
          </table:table-cell>
          <table:covered-table-cell table:number-columns-repeated="4" table:style-name="ce14"/>
          <table:table-cell table:style-name="ce6" office:value-type="string" calcext:value-type="string" table:number-columns-spanned="9" table:number-rows-spanned="1">
            <text:p>y</text:p>
          </table:table-cell>
          <table:covered-table-cell table:number-columns-repeated="8" table:style-name="ce14"/>
          <table:table-cell table:style-name="ce6" office:value-type="string" calcext:value-type="string">
            <text:p>W</text:p>
          </table:table-cell>
          <table:table-cell/>
          <table:table-cell table:style-name="ce27" office:value-type="string" calcext:value-type="string">
            <text:p>d*</text:p>
          </table:table-cell>
          <table:table-cell table:style-name="ce28" table:formula="of:=MIN([.P11:.P41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7" table:formula="of:=MOD(SUM([.$B10]*[.B$2]; [.$C10]*[.B$3]; [.$D10]*[.B$4]; [.$E10]*[.B$5]; [.$F10]*[.B$6]);2)" office:value-type="float" office:value="0" calcext:value-type="float">
            <text:p>0</text:p>
          </table:table-cell>
          <table:table-cell table:style-name="ce15" table:formula="of:=MOD(SUM([.$B10]*[.C$2]; [.$C10]*[.C$3]; [.$D10]*[.C$4]; [.$E10]*[.C$5]; [.$F10]*[.C$6]);2)" office:value-type="float" office:value="0" calcext:value-type="float">
            <text:p>0</text:p>
          </table:table-cell>
          <table:table-cell table:style-name="ce15" table:formula="of:=MOD(SUM([.$B10]*[.D$2]; [.$C10]*[.D$3]; [.$D10]*[.D$4]; [.$E10]*[.D$5]; [.$F10]*[.D$6]);2)" office:value-type="float" office:value="0" calcext:value-type="float">
            <text:p>0</text:p>
          </table:table-cell>
          <table:table-cell table:style-name="ce15" table:formula="of:=MOD(SUM([.$B10]*[.E$2]; [.$C10]*[.E$3]; [.$D10]*[.E$4]; [.$E10]*[.E$5]; [.$F10]*[.E$6]);2)" office:value-type="float" office:value="0" calcext:value-type="float">
            <text:p>0</text:p>
          </table:table-cell>
          <table:table-cell table:style-name="ce15" table:formula="of:=MOD(SUM([.$B10]*[.F$2]; [.$C10]*[.F$3]; [.$D10]*[.F$4]; [.$E10]*[.F$5]; [.$F10]*[.F$6]);2)" office:value-type="float" office:value="0" calcext:value-type="float">
            <text:p>0</text:p>
          </table:table-cell>
          <table:table-cell table:style-name="ce15" table:formula="of:=MOD(SUM([.$B10]*[.G$2]; [.$C10]*[.G$3]; [.$D10]*[.G$4]; [.$E10]*[.G$5]; [.$F10]*[.G$6]);2)" office:value-type="float" office:value="0" calcext:value-type="float">
            <text:p>0</text:p>
          </table:table-cell>
          <table:table-cell table:style-name="ce15" table:formula="of:=MOD(SUM([.$B10]*[.H$2]; [.$C10]*[.H$3]; [.$D10]*[.H$4]; [.$E10]*[.H$5]; [.$F10]*[.H$6]);2)" office:value-type="float" office:value="0" calcext:value-type="float">
            <text:p>0</text:p>
          </table:table-cell>
          <table:table-cell table:style-name="ce15" table:formula="of:=MOD(SUM([.$B10]*[.I$2]; [.$C10]*[.I$3]; [.$D10]*[.I$4]; [.$E10]*[.I$5]; [.$F10]*[.I$6]);2)" office:value-type="float" office:value="0" calcext:value-type="float">
            <text:p>0</text:p>
          </table:table-cell>
          <table:table-cell table:style-name="ce18" table:formula="of:=MOD(SUM([.$B10]*[.J$2]; [.$C10]*[.J$3]; [.$D10]*[.J$4]; [.$E10]*[.J$5]; [.$F10]*[.J$6]);2)" office:value-type="float" office:value="0" calcext:value-type="float">
            <text:p>0</text:p>
          </table:table-cell>
          <table:table-cell table:style-name="ce24" table:formula="of:=SUM([.G10:.O10])" office:value-type="float" office:value="0" calcext:value-type="float">
            <text:p>0</text:p>
          </table:table-cell>
          <table:table-cell/>
          <table:table-cell table:style-name="ce27" office:value-type="string" calcext:value-type="string">
            <text:p>tо</text:p>
          </table:table-cell>
          <table:table-cell table:style-name="ce28" table:formula="of:=[.S9]-1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(SUM([.$B11]*[.B$2]; [.$C11]*[.B$3]; [.$D11]*[.B$4]; [.$E11]*[.B$5]; [.$F11]*[.B$6]);2)" office:value-type="float" office:value="0" calcext:value-type="float">
            <text:p>0</text:p>
          </table:table-cell>
          <table:table-cell table:formula="of:=MOD(SUM([.$B11]*[.C$2]; [.$C11]*[.C$3]; [.$D11]*[.C$4]; [.$E11]*[.C$5]; [.$F11]*[.C$6]);2)" office:value-type="float" office:value="0" calcext:value-type="float">
            <text:p>0</text:p>
          </table:table-cell>
          <table:table-cell table:formula="of:=MOD(SUM([.$B11]*[.D$2]; [.$C11]*[.D$3]; [.$D11]*[.D$4]; [.$E11]*[.D$5]; [.$F11]*[.D$6]);2)" office:value-type="float" office:value="0" calcext:value-type="float">
            <text:p>0</text:p>
          </table:table-cell>
          <table:table-cell table:formula="of:=MOD(SUM([.$B11]*[.E$2]; [.$C11]*[.E$3]; [.$D11]*[.E$4]; [.$E11]*[.E$5]; [.$F11]*[.E$6]);2)" office:value-type="float" office:value="0" calcext:value-type="float">
            <text:p>0</text:p>
          </table:table-cell>
          <table:table-cell table:formula="of:=MOD(SUM([.$B11]*[.F$2]; [.$C11]*[.F$3]; [.$D11]*[.F$4]; [.$E11]*[.F$5]; [.$F11]*[.F$6]);2)" office:value-type="float" office:value="1" calcext:value-type="float">
            <text:p>1</text:p>
          </table:table-cell>
          <table:table-cell table:formula="of:=MOD(SUM([.$B11]*[.G$2]; [.$C11]*[.G$3]; [.$D11]*[.G$4]; [.$E11]*[.G$5]; [.$F11]*[.G$6]);2)" office:value-type="float" office:value="1" calcext:value-type="float">
            <text:p>1</text:p>
          </table:table-cell>
          <table:table-cell table:formula="of:=MOD(SUM([.$B11]*[.H$2]; [.$C11]*[.H$3]; [.$D11]*[.H$4]; [.$E11]*[.H$5]; [.$F11]*[.H$6]);2)" office:value-type="float" office:value="1" calcext:value-type="float">
            <text:p>1</text:p>
          </table:table-cell>
          <table:table-cell table:formula="of:=MOD(SUM([.$B11]*[.I$2]; [.$C11]*[.I$3]; [.$D11]*[.I$4]; [.$E11]*[.I$5]; [.$F11]*[.I$6]);2)" office:value-type="float" office:value="0" calcext:value-type="float">
            <text:p>0</text:p>
          </table:table-cell>
          <table:table-cell table:formula="of:=MOD(SUM([.$B11]*[.J$2]; [.$C11]*[.J$3]; [.$D11]*[.J$4]; [.$E11]*[.J$5]; [.$F11]*[.J$6]);2)" office:value-type="float" office:value="1" calcext:value-type="float">
            <text:p>1</text:p>
          </table:table-cell>
          <table:table-cell table:formula="of:=SUM([.G11:.O11])" office:value-type="float" office:value="4" calcext:value-type="float">
            <text:p>4</text:p>
          </table:table-cell>
          <table:table-cell/>
          <table:table-cell table:style-name="ce27" office:value-type="string" calcext:value-type="string">
            <text:p>tи</text:p>
          </table:table-cell>
          <table:table-cell table:style-name="ce28" table:formula="of:=FLOOR([.S10]/2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(SUM([.$B12]*[.B$2]; [.$C12]*[.B$3]; [.$D12]*[.B$4]; [.$E12]*[.B$5]; [.$F12]*[.B$6]);2)" office:value-type="float" office:value="0" calcext:value-type="float">
            <text:p>0</text:p>
          </table:table-cell>
          <table:table-cell table:formula="of:=MOD(SUM([.$B12]*[.C$2]; [.$C12]*[.C$3]; [.$D12]*[.C$4]; [.$E12]*[.C$5]; [.$F12]*[.C$6]);2)" office:value-type="float" office:value="0" calcext:value-type="float">
            <text:p>0</text:p>
          </table:table-cell>
          <table:table-cell table:formula="of:=MOD(SUM([.$B12]*[.D$2]; [.$C12]*[.D$3]; [.$D12]*[.D$4]; [.$E12]*[.D$5]; [.$F12]*[.D$6]);2)" office:value-type="float" office:value="0" calcext:value-type="float">
            <text:p>0</text:p>
          </table:table-cell>
          <table:table-cell table:formula="of:=MOD(SUM([.$B12]*[.E$2]; [.$C12]*[.E$3]; [.$D12]*[.E$4]; [.$E12]*[.E$5]; [.$F12]*[.E$6]);2)" office:value-type="float" office:value="1" calcext:value-type="float">
            <text:p>1</text:p>
          </table:table-cell>
          <table:table-cell table:formula="of:=MOD(SUM([.$B12]*[.F$2]; [.$C12]*[.F$3]; [.$D12]*[.F$4]; [.$E12]*[.F$5]; [.$F12]*[.F$6]);2)" office:value-type="float" office:value="0" calcext:value-type="float">
            <text:p>0</text:p>
          </table:table-cell>
          <table:table-cell table:formula="of:=MOD(SUM([.$B12]*[.G$2]; [.$C12]*[.G$3]; [.$D12]*[.G$4]; [.$E12]*[.G$5]; [.$F12]*[.G$6]);2)" office:value-type="float" office:value="0" calcext:value-type="float">
            <text:p>0</text:p>
          </table:table-cell>
          <table:table-cell table:formula="of:=MOD(SUM([.$B12]*[.H$2]; [.$C12]*[.H$3]; [.$D12]*[.H$4]; [.$E12]*[.H$5]; [.$F12]*[.H$6]);2)" office:value-type="float" office:value="1" calcext:value-type="float">
            <text:p>1</text:p>
          </table:table-cell>
          <table:table-cell table:formula="of:=MOD(SUM([.$B12]*[.I$2]; [.$C12]*[.I$3]; [.$D12]*[.I$4]; [.$E12]*[.I$5]; [.$F12]*[.I$6]);2)" office:value-type="float" office:value="0" calcext:value-type="float">
            <text:p>0</text:p>
          </table:table-cell>
          <table:table-cell table:formula="of:=MOD(SUM([.$B12]*[.J$2]; [.$C12]*[.J$3]; [.$D12]*[.J$4]; [.$E12]*[.J$5]; [.$F12]*[.J$6]);2)" office:value-type="float" office:value="0" calcext:value-type="float">
            <text:p>0</text:p>
          </table:table-cell>
          <table:table-cell table:formula="of:=SUM([.G12:.O1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(SUM([.$B13]*[.B$2]; [.$C13]*[.B$3]; [.$D13]*[.B$4]; [.$E13]*[.B$5]; [.$F13]*[.B$6]);2)" office:value-type="float" office:value="0" calcext:value-type="float">
            <text:p>0</text:p>
          </table:table-cell>
          <table:table-cell table:formula="of:=MOD(SUM([.$B13]*[.C$2]; [.$C13]*[.C$3]; [.$D13]*[.C$4]; [.$E13]*[.C$5]; [.$F13]*[.C$6]);2)" office:value-type="float" office:value="0" calcext:value-type="float">
            <text:p>0</text:p>
          </table:table-cell>
          <table:table-cell table:formula="of:=MOD(SUM([.$B13]*[.D$2]; [.$C13]*[.D$3]; [.$D13]*[.D$4]; [.$E13]*[.D$5]; [.$F13]*[.D$6]);2)" office:value-type="float" office:value="0" calcext:value-type="float">
            <text:p>0</text:p>
          </table:table-cell>
          <table:table-cell table:formula="of:=MOD(SUM([.$B13]*[.E$2]; [.$C13]*[.E$3]; [.$D13]*[.E$4]; [.$E13]*[.E$5]; [.$F13]*[.E$6]);2)" office:value-type="float" office:value="1" calcext:value-type="float">
            <text:p>1</text:p>
          </table:table-cell>
          <table:table-cell table:formula="of:=MOD(SUM([.$B13]*[.F$2]; [.$C13]*[.F$3]; [.$D13]*[.F$4]; [.$E13]*[.F$5]; [.$F13]*[.F$6]);2)" office:value-type="float" office:value="1" calcext:value-type="float">
            <text:p>1</text:p>
          </table:table-cell>
          <table:table-cell table:formula="of:=MOD(SUM([.$B13]*[.G$2]; [.$C13]*[.G$3]; [.$D13]*[.G$4]; [.$E13]*[.G$5]; [.$F13]*[.G$6]);2)" office:value-type="float" office:value="1" calcext:value-type="float">
            <text:p>1</text:p>
          </table:table-cell>
          <table:table-cell table:formula="of:=MOD(SUM([.$B13]*[.H$2]; [.$C13]*[.H$3]; [.$D13]*[.H$4]; [.$E13]*[.H$5]; [.$F13]*[.H$6]);2)" office:value-type="float" office:value="0" calcext:value-type="float">
            <text:p>0</text:p>
          </table:table-cell>
          <table:table-cell table:formula="of:=MOD(SUM([.$B13]*[.I$2]; [.$C13]*[.I$3]; [.$D13]*[.I$4]; [.$E13]*[.I$5]; [.$F13]*[.I$6]);2)" office:value-type="float" office:value="0" calcext:value-type="float">
            <text:p>0</text:p>
          </table:table-cell>
          <table:table-cell table:formula="of:=MOD(SUM([.$B13]*[.J$2]; [.$C13]*[.J$3]; [.$D13]*[.J$4]; [.$E13]*[.J$5]; [.$F13]*[.J$6]);2)" office:value-type="float" office:value="1" calcext:value-type="float">
            <text:p>1</text:p>
          </table:table-cell>
          <table:table-cell table:formula="of:=SUM([.G13:.O13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(SUM([.$B14]*[.B$2]; [.$C14]*[.B$3]; [.$D14]*[.B$4]; [.$E14]*[.B$5]; [.$F14]*[.B$6]);2)" office:value-type="float" office:value="0" calcext:value-type="float">
            <text:p>0</text:p>
          </table:table-cell>
          <table:table-cell table:formula="of:=MOD(SUM([.$B14]*[.C$2]; [.$C14]*[.C$3]; [.$D14]*[.C$4]; [.$E14]*[.C$5]; [.$F14]*[.C$6]);2)" office:value-type="float" office:value="0" calcext:value-type="float">
            <text:p>0</text:p>
          </table:table-cell>
          <table:table-cell table:formula="of:=MOD(SUM([.$B14]*[.D$2]; [.$C14]*[.D$3]; [.$D14]*[.D$4]; [.$E14]*[.D$5]; [.$F14]*[.D$6]);2)" office:value-type="float" office:value="1" calcext:value-type="float">
            <text:p>1</text:p>
          </table:table-cell>
          <table:table-cell table:formula="of:=MOD(SUM([.$B14]*[.E$2]; [.$C14]*[.E$3]; [.$D14]*[.E$4]; [.$E14]*[.E$5]; [.$F14]*[.E$6]);2)" office:value-type="float" office:value="0" calcext:value-type="float">
            <text:p>0</text:p>
          </table:table-cell>
          <table:table-cell table:formula="of:=MOD(SUM([.$B14]*[.F$2]; [.$C14]*[.F$3]; [.$D14]*[.F$4]; [.$E14]*[.F$5]; [.$F14]*[.F$6]);2)" office:value-type="float" office:value="0" calcext:value-type="float">
            <text:p>0</text:p>
          </table:table-cell>
          <table:table-cell table:formula="of:=MOD(SUM([.$B14]*[.G$2]; [.$C14]*[.G$3]; [.$D14]*[.G$4]; [.$E14]*[.G$5]; [.$F14]*[.G$6]);2)" office:value-type="float" office:value="1" calcext:value-type="float">
            <text:p>1</text:p>
          </table:table-cell>
          <table:table-cell table:formula="of:=MOD(SUM([.$B14]*[.H$2]; [.$C14]*[.H$3]; [.$D14]*[.H$4]; [.$E14]*[.H$5]; [.$F14]*[.H$6]);2)" office:value-type="float" office:value="0" calcext:value-type="float">
            <text:p>0</text:p>
          </table:table-cell>
          <table:table-cell table:formula="of:=MOD(SUM([.$B14]*[.I$2]; [.$C14]*[.I$3]; [.$D14]*[.I$4]; [.$E14]*[.I$5]; [.$F14]*[.I$6]);2)" office:value-type="float" office:value="1" calcext:value-type="float">
            <text:p>1</text:p>
          </table:table-cell>
          <table:table-cell table:formula="of:=MOD(SUM([.$B14]*[.J$2]; [.$C14]*[.J$3]; [.$D14]*[.J$4]; [.$E14]*[.J$5]; [.$F14]*[.J$6]);2)" office:value-type="float" office:value="1" calcext:value-type="float">
            <text:p>1</text:p>
          </table:table-cell>
          <table:table-cell table:formula="of:=SUM([.G14:.O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(SUM([.$B15]*[.B$2]; [.$C15]*[.B$3]; [.$D15]*[.B$4]; [.$E15]*[.B$5]; [.$F15]*[.B$6]);2)" office:value-type="float" office:value="0" calcext:value-type="float">
            <text:p>0</text:p>
          </table:table-cell>
          <table:table-cell table:formula="of:=MOD(SUM([.$B15]*[.C$2]; [.$C15]*[.C$3]; [.$D15]*[.C$4]; [.$E15]*[.C$5]; [.$F15]*[.C$6]);2)" office:value-type="float" office:value="0" calcext:value-type="float">
            <text:p>0</text:p>
          </table:table-cell>
          <table:table-cell table:formula="of:=MOD(SUM([.$B15]*[.D$2]; [.$C15]*[.D$3]; [.$D15]*[.D$4]; [.$E15]*[.D$5]; [.$F15]*[.D$6]);2)" office:value-type="float" office:value="1" calcext:value-type="float">
            <text:p>1</text:p>
          </table:table-cell>
          <table:table-cell table:formula="of:=MOD(SUM([.$B15]*[.E$2]; [.$C15]*[.E$3]; [.$D15]*[.E$4]; [.$E15]*[.E$5]; [.$F15]*[.E$6]);2)" office:value-type="float" office:value="0" calcext:value-type="float">
            <text:p>0</text:p>
          </table:table-cell>
          <table:table-cell table:formula="of:=MOD(SUM([.$B15]*[.F$2]; [.$C15]*[.F$3]; [.$D15]*[.F$4]; [.$E15]*[.F$5]; [.$F15]*[.F$6]);2)" office:value-type="float" office:value="1" calcext:value-type="float">
            <text:p>1</text:p>
          </table:table-cell>
          <table:table-cell table:formula="of:=MOD(SUM([.$B15]*[.G$2]; [.$C15]*[.G$3]; [.$D15]*[.G$4]; [.$E15]*[.G$5]; [.$F15]*[.G$6]);2)" office:value-type="float" office:value="0" calcext:value-type="float">
            <text:p>0</text:p>
          </table:table-cell>
          <table:table-cell table:formula="of:=MOD(SUM([.$B15]*[.H$2]; [.$C15]*[.H$3]; [.$D15]*[.H$4]; [.$E15]*[.H$5]; [.$F15]*[.H$6]);2)" office:value-type="float" office:value="1" calcext:value-type="float">
            <text:p>1</text:p>
          </table:table-cell>
          <table:table-cell table:formula="of:=MOD(SUM([.$B15]*[.I$2]; [.$C15]*[.I$3]; [.$D15]*[.I$4]; [.$E15]*[.I$5]; [.$F15]*[.I$6]);2)" office:value-type="float" office:value="1" calcext:value-type="float">
            <text:p>1</text:p>
          </table:table-cell>
          <table:table-cell table:formula="of:=MOD(SUM([.$B15]*[.J$2]; [.$C15]*[.J$3]; [.$D15]*[.J$4]; [.$E15]*[.J$5]; [.$F15]*[.J$6]);2)" office:value-type="float" office:value="0" calcext:value-type="float">
            <text:p>0</text:p>
          </table:table-cell>
          <table:table-cell table:formula="of:=SUM([.G15:.O15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(SUM([.$B16]*[.B$2]; [.$C16]*[.B$3]; [.$D16]*[.B$4]; [.$E16]*[.B$5]; [.$F16]*[.B$6]);2)" office:value-type="float" office:value="0" calcext:value-type="float">
            <text:p>0</text:p>
          </table:table-cell>
          <table:table-cell table:formula="of:=MOD(SUM([.$B16]*[.C$2]; [.$C16]*[.C$3]; [.$D16]*[.C$4]; [.$E16]*[.C$5]; [.$F16]*[.C$6]);2)" office:value-type="float" office:value="0" calcext:value-type="float">
            <text:p>0</text:p>
          </table:table-cell>
          <table:table-cell table:formula="of:=MOD(SUM([.$B16]*[.D$2]; [.$C16]*[.D$3]; [.$D16]*[.D$4]; [.$E16]*[.D$5]; [.$F16]*[.D$6]);2)" office:value-type="float" office:value="1" calcext:value-type="float">
            <text:p>1</text:p>
          </table:table-cell>
          <table:table-cell table:formula="of:=MOD(SUM([.$B16]*[.E$2]; [.$C16]*[.E$3]; [.$D16]*[.E$4]; [.$E16]*[.E$5]; [.$F16]*[.E$6]);2)" office:value-type="float" office:value="1" calcext:value-type="float">
            <text:p>1</text:p>
          </table:table-cell>
          <table:table-cell table:formula="of:=MOD(SUM([.$B16]*[.F$2]; [.$C16]*[.F$3]; [.$D16]*[.F$4]; [.$E16]*[.F$5]; [.$F16]*[.F$6]);2)" office:value-type="float" office:value="0" calcext:value-type="float">
            <text:p>0</text:p>
          </table:table-cell>
          <table:table-cell table:formula="of:=MOD(SUM([.$B16]*[.G$2]; [.$C16]*[.G$3]; [.$D16]*[.G$4]; [.$E16]*[.G$5]; [.$F16]*[.G$6]);2)" office:value-type="float" office:value="1" calcext:value-type="float">
            <text:p>1</text:p>
          </table:table-cell>
          <table:table-cell table:formula="of:=MOD(SUM([.$B16]*[.H$2]; [.$C16]*[.H$3]; [.$D16]*[.H$4]; [.$E16]*[.H$5]; [.$F16]*[.H$6]);2)" office:value-type="float" office:value="1" calcext:value-type="float">
            <text:p>1</text:p>
          </table:table-cell>
          <table:table-cell table:formula="of:=MOD(SUM([.$B16]*[.I$2]; [.$C16]*[.I$3]; [.$D16]*[.I$4]; [.$E16]*[.I$5]; [.$F16]*[.I$6]);2)" office:value-type="float" office:value="1" calcext:value-type="float">
            <text:p>1</text:p>
          </table:table-cell>
          <table:table-cell table:formula="of:=MOD(SUM([.$B16]*[.J$2]; [.$C16]*[.J$3]; [.$D16]*[.J$4]; [.$E16]*[.J$5]; [.$F16]*[.J$6]);2)" office:value-type="float" office:value="1" calcext:value-type="float">
            <text:p>1</text:p>
          </table:table-cell>
          <table:table-cell table:formula="of:=SUM([.G16:.O1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(SUM([.$B17]*[.B$2]; [.$C17]*[.B$3]; [.$D17]*[.B$4]; [.$E17]*[.B$5]; [.$F17]*[.B$6]);2)" office:value-type="float" office:value="0" calcext:value-type="float">
            <text:p>0</text:p>
          </table:table-cell>
          <table:table-cell table:formula="of:=MOD(SUM([.$B17]*[.C$2]; [.$C17]*[.C$3]; [.$D17]*[.C$4]; [.$E17]*[.C$5]; [.$F17]*[.C$6]);2)" office:value-type="float" office:value="0" calcext:value-type="float">
            <text:p>0</text:p>
          </table:table-cell>
          <table:table-cell table:formula="of:=MOD(SUM([.$B17]*[.D$2]; [.$C17]*[.D$3]; [.$D17]*[.D$4]; [.$E17]*[.D$5]; [.$F17]*[.D$6]);2)" office:value-type="float" office:value="1" calcext:value-type="float">
            <text:p>1</text:p>
          </table:table-cell>
          <table:table-cell table:formula="of:=MOD(SUM([.$B17]*[.E$2]; [.$C17]*[.E$3]; [.$D17]*[.E$4]; [.$E17]*[.E$5]; [.$F17]*[.E$6]);2)" office:value-type="float" office:value="1" calcext:value-type="float">
            <text:p>1</text:p>
          </table:table-cell>
          <table:table-cell table:formula="of:=MOD(SUM([.$B17]*[.F$2]; [.$C17]*[.F$3]; [.$D17]*[.F$4]; [.$E17]*[.F$5]; [.$F17]*[.F$6]);2)" office:value-type="float" office:value="1" calcext:value-type="float">
            <text:p>1</text:p>
          </table:table-cell>
          <table:table-cell table:formula="of:=MOD(SUM([.$B17]*[.G$2]; [.$C17]*[.G$3]; [.$D17]*[.G$4]; [.$E17]*[.G$5]; [.$F17]*[.G$6]);2)" office:value-type="float" office:value="0" calcext:value-type="float">
            <text:p>0</text:p>
          </table:table-cell>
          <table:table-cell table:formula="of:=MOD(SUM([.$B17]*[.H$2]; [.$C17]*[.H$3]; [.$D17]*[.H$4]; [.$E17]*[.H$5]; [.$F17]*[.H$6]);2)" office:value-type="float" office:value="0" calcext:value-type="float">
            <text:p>0</text:p>
          </table:table-cell>
          <table:table-cell table:formula="of:=MOD(SUM([.$B17]*[.I$2]; [.$C17]*[.I$3]; [.$D17]*[.I$4]; [.$E17]*[.I$5]; [.$F17]*[.I$6]);2)" office:value-type="float" office:value="1" calcext:value-type="float">
            <text:p>1</text:p>
          </table:table-cell>
          <table:table-cell table:formula="of:=MOD(SUM([.$B17]*[.J$2]; [.$C17]*[.J$3]; [.$D17]*[.J$4]; [.$E17]*[.J$5]; [.$F17]*[.J$6]);2)" office:value-type="float" office:value="0" calcext:value-type="float">
            <text:p>0</text:p>
          </table:table-cell>
          <table:table-cell table:formula="of:=SUM([.G17:.O17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MOD(SUM([.$B18]*[.B$2]; [.$C18]*[.B$3]; [.$D18]*[.B$4]; [.$E18]*[.B$5]; [.$F18]*[.B$6]);2)" office:value-type="float" office:value="0" calcext:value-type="float">
            <text:p>0</text:p>
          </table:table-cell>
          <table:table-cell table:formula="of:=MOD(SUM([.$B18]*[.C$2]; [.$C18]*[.C$3]; [.$D18]*[.C$4]; [.$E18]*[.C$5]; [.$F18]*[.C$6]);2)" office:value-type="float" office:value="1" calcext:value-type="float">
            <text:p>1</text:p>
          </table:table-cell>
          <table:table-cell table:formula="of:=MOD(SUM([.$B18]*[.D$2]; [.$C18]*[.D$3]; [.$D18]*[.D$4]; [.$E18]*[.D$5]; [.$F18]*[.D$6]);2)" office:value-type="float" office:value="0" calcext:value-type="float">
            <text:p>0</text:p>
          </table:table-cell>
          <table:table-cell table:formula="of:=MOD(SUM([.$B18]*[.E$2]; [.$C18]*[.E$3]; [.$D18]*[.E$4]; [.$E18]*[.E$5]; [.$F18]*[.E$6]);2)" office:value-type="float" office:value="0" calcext:value-type="float">
            <text:p>0</text:p>
          </table:table-cell>
          <table:table-cell table:formula="of:=MOD(SUM([.$B18]*[.F$2]; [.$C18]*[.F$3]; [.$D18]*[.F$4]; [.$E18]*[.F$5]; [.$F18]*[.F$6]);2)" office:value-type="float" office:value="0" calcext:value-type="float">
            <text:p>0</text:p>
          </table:table-cell>
          <table:table-cell table:formula="of:=MOD(SUM([.$B18]*[.G$2]; [.$C18]*[.G$3]; [.$D18]*[.G$4]; [.$E18]*[.G$5]; [.$F18]*[.G$6]);2)" office:value-type="float" office:value="1" calcext:value-type="float">
            <text:p>1</text:p>
          </table:table-cell>
          <table:table-cell table:formula="of:=MOD(SUM([.$B18]*[.H$2]; [.$C18]*[.H$3]; [.$D18]*[.H$4]; [.$E18]*[.H$5]; [.$F18]*[.H$6]);2)" office:value-type="float" office:value="1" calcext:value-type="float">
            <text:p>1</text:p>
          </table:table-cell>
          <table:table-cell table:formula="of:=MOD(SUM([.$B18]*[.I$2]; [.$C18]*[.I$3]; [.$D18]*[.I$4]; [.$E18]*[.I$5]; [.$F18]*[.I$6]);2)" office:value-type="float" office:value="1" calcext:value-type="float">
            <text:p>1</text:p>
          </table:table-cell>
          <table:table-cell table:formula="of:=MOD(SUM([.$B18]*[.J$2]; [.$C18]*[.J$3]; [.$D18]*[.J$4]; [.$E18]*[.J$5]; [.$F18]*[.J$6]);2)" office:value-type="float" office:value="0" calcext:value-type="float">
            <text:p>0</text:p>
          </table:table-cell>
          <table:table-cell table:formula="of:=SUM([.G18:.O18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(SUM([.$B19]*[.B$2]; [.$C19]*[.B$3]; [.$D19]*[.B$4]; [.$E19]*[.B$5]; [.$F19]*[.B$6]);2)" office:value-type="float" office:value="0" calcext:value-type="float">
            <text:p>0</text:p>
          </table:table-cell>
          <table:table-cell table:formula="of:=MOD(SUM([.$B19]*[.C$2]; [.$C19]*[.C$3]; [.$D19]*[.C$4]; [.$E19]*[.C$5]; [.$F19]*[.C$6]);2)" office:value-type="float" office:value="1" calcext:value-type="float">
            <text:p>1</text:p>
          </table:table-cell>
          <table:table-cell table:formula="of:=MOD(SUM([.$B19]*[.D$2]; [.$C19]*[.D$3]; [.$D19]*[.D$4]; [.$E19]*[.D$5]; [.$F19]*[.D$6]);2)" office:value-type="float" office:value="0" calcext:value-type="float">
            <text:p>0</text:p>
          </table:table-cell>
          <table:table-cell table:formula="of:=MOD(SUM([.$B19]*[.E$2]; [.$C19]*[.E$3]; [.$D19]*[.E$4]; [.$E19]*[.E$5]; [.$F19]*[.E$6]);2)" office:value-type="float" office:value="0" calcext:value-type="float">
            <text:p>0</text:p>
          </table:table-cell>
          <table:table-cell table:formula="of:=MOD(SUM([.$B19]*[.F$2]; [.$C19]*[.F$3]; [.$D19]*[.F$4]; [.$E19]*[.F$5]; [.$F19]*[.F$6]);2)" office:value-type="float" office:value="1" calcext:value-type="float">
            <text:p>1</text:p>
          </table:table-cell>
          <table:table-cell table:formula="of:=MOD(SUM([.$B19]*[.G$2]; [.$C19]*[.G$3]; [.$D19]*[.G$4]; [.$E19]*[.G$5]; [.$F19]*[.G$6]);2)" office:value-type="float" office:value="0" calcext:value-type="float">
            <text:p>0</text:p>
          </table:table-cell>
          <table:table-cell table:formula="of:=MOD(SUM([.$B19]*[.H$2]; [.$C19]*[.H$3]; [.$D19]*[.H$4]; [.$E19]*[.H$5]; [.$F19]*[.H$6]);2)" office:value-type="float" office:value="0" calcext:value-type="float">
            <text:p>0</text:p>
          </table:table-cell>
          <table:table-cell table:formula="of:=MOD(SUM([.$B19]*[.I$2]; [.$C19]*[.I$3]; [.$D19]*[.I$4]; [.$E19]*[.I$5]; [.$F19]*[.I$6]);2)" office:value-type="float" office:value="1" calcext:value-type="float">
            <text:p>1</text:p>
          </table:table-cell>
          <table:table-cell table:formula="of:=MOD(SUM([.$B19]*[.J$2]; [.$C19]*[.J$3]; [.$D19]*[.J$4]; [.$E19]*[.J$5]; [.$F19]*[.J$6]);2)" office:value-type="float" office:value="1" calcext:value-type="float">
            <text:p>1</text:p>
          </table:table-cell>
          <table:table-cell table:formula="of:=SUM([.G19:.O19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(SUM([.$B20]*[.B$2]; [.$C20]*[.B$3]; [.$D20]*[.B$4]; [.$E20]*[.B$5]; [.$F20]*[.B$6]);2)" office:value-type="float" office:value="0" calcext:value-type="float">
            <text:p>0</text:p>
          </table:table-cell>
          <table:table-cell table:formula="of:=MOD(SUM([.$B20]*[.C$2]; [.$C20]*[.C$3]; [.$D20]*[.C$4]; [.$E20]*[.C$5]; [.$F20]*[.C$6]);2)" office:value-type="float" office:value="1" calcext:value-type="float">
            <text:p>1</text:p>
          </table:table-cell>
          <table:table-cell table:formula="of:=MOD(SUM([.$B20]*[.D$2]; [.$C20]*[.D$3]; [.$D20]*[.D$4]; [.$E20]*[.D$5]; [.$F20]*[.D$6]);2)" office:value-type="float" office:value="0" calcext:value-type="float">
            <text:p>0</text:p>
          </table:table-cell>
          <table:table-cell table:formula="of:=MOD(SUM([.$B20]*[.E$2]; [.$C20]*[.E$3]; [.$D20]*[.E$4]; [.$E20]*[.E$5]; [.$F20]*[.E$6]);2)" office:value-type="float" office:value="1" calcext:value-type="float">
            <text:p>1</text:p>
          </table:table-cell>
          <table:table-cell table:formula="of:=MOD(SUM([.$B20]*[.F$2]; [.$C20]*[.F$3]; [.$D20]*[.F$4]; [.$E20]*[.F$5]; [.$F20]*[.F$6]);2)" office:value-type="float" office:value="0" calcext:value-type="float">
            <text:p>0</text:p>
          </table:table-cell>
          <table:table-cell table:formula="of:=MOD(SUM([.$B20]*[.G$2]; [.$C20]*[.G$3]; [.$D20]*[.G$4]; [.$E20]*[.G$5]; [.$F20]*[.G$6]);2)" office:value-type="float" office:value="1" calcext:value-type="float">
            <text:p>1</text:p>
          </table:table-cell>
          <table:table-cell table:formula="of:=MOD(SUM([.$B20]*[.H$2]; [.$C20]*[.H$3]; [.$D20]*[.H$4]; [.$E20]*[.H$5]; [.$F20]*[.H$6]);2)" office:value-type="float" office:value="0" calcext:value-type="float">
            <text:p>0</text:p>
          </table:table-cell>
          <table:table-cell table:formula="of:=MOD(SUM([.$B20]*[.I$2]; [.$C20]*[.I$3]; [.$D20]*[.I$4]; [.$E20]*[.I$5]; [.$F20]*[.I$6]);2)" office:value-type="float" office:value="1" calcext:value-type="float">
            <text:p>1</text:p>
          </table:table-cell>
          <table:table-cell table:formula="of:=MOD(SUM([.$B20]*[.J$2]; [.$C20]*[.J$3]; [.$D20]*[.J$4]; [.$E20]*[.J$5]; [.$F20]*[.J$6]);2)" office:value-type="float" office:value="0" calcext:value-type="float">
            <text:p>0</text:p>
          </table:table-cell>
          <table:table-cell table:formula="of:=SUM([.G20:.O20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(SUM([.$B21]*[.B$2]; [.$C21]*[.B$3]; [.$D21]*[.B$4]; [.$E21]*[.B$5]; [.$F21]*[.B$6]);2)" office:value-type="float" office:value="0" calcext:value-type="float">
            <text:p>0</text:p>
          </table:table-cell>
          <table:table-cell table:formula="of:=MOD(SUM([.$B21]*[.C$2]; [.$C21]*[.C$3]; [.$D21]*[.C$4]; [.$E21]*[.C$5]; [.$F21]*[.C$6]);2)" office:value-type="float" office:value="1" calcext:value-type="float">
            <text:p>1</text:p>
          </table:table-cell>
          <table:table-cell table:formula="of:=MOD(SUM([.$B21]*[.D$2]; [.$C21]*[.D$3]; [.$D21]*[.D$4]; [.$E21]*[.D$5]; [.$F21]*[.D$6]);2)" office:value-type="float" office:value="0" calcext:value-type="float">
            <text:p>0</text:p>
          </table:table-cell>
          <table:table-cell table:formula="of:=MOD(SUM([.$B21]*[.E$2]; [.$C21]*[.E$3]; [.$D21]*[.E$4]; [.$E21]*[.E$5]; [.$F21]*[.E$6]);2)" office:value-type="float" office:value="1" calcext:value-type="float">
            <text:p>1</text:p>
          </table:table-cell>
          <table:table-cell table:formula="of:=MOD(SUM([.$B21]*[.F$2]; [.$C21]*[.F$3]; [.$D21]*[.F$4]; [.$E21]*[.F$5]; [.$F21]*[.F$6]);2)" office:value-type="float" office:value="1" calcext:value-type="float">
            <text:p>1</text:p>
          </table:table-cell>
          <table:table-cell table:formula="of:=MOD(SUM([.$B21]*[.G$2]; [.$C21]*[.G$3]; [.$D21]*[.G$4]; [.$E21]*[.G$5]; [.$F21]*[.G$6]);2)" office:value-type="float" office:value="0" calcext:value-type="float">
            <text:p>0</text:p>
          </table:table-cell>
          <table:table-cell table:formula="of:=MOD(SUM([.$B21]*[.H$2]; [.$C21]*[.H$3]; [.$D21]*[.H$4]; [.$E21]*[.H$5]; [.$F21]*[.H$6]);2)" office:value-type="float" office:value="1" calcext:value-type="float">
            <text:p>1</text:p>
          </table:table-cell>
          <table:table-cell table:formula="of:=MOD(SUM([.$B21]*[.I$2]; [.$C21]*[.I$3]; [.$D21]*[.I$4]; [.$E21]*[.I$5]; [.$F21]*[.I$6]);2)" office:value-type="float" office:value="1" calcext:value-type="float">
            <text:p>1</text:p>
          </table:table-cell>
          <table:table-cell table:formula="of:=MOD(SUM([.$B21]*[.J$2]; [.$C21]*[.J$3]; [.$D21]*[.J$4]; [.$E21]*[.J$5]; [.$F21]*[.J$6]);2)" office:value-type="float" office:value="1" calcext:value-type="float">
            <text:p>1</text:p>
          </table:table-cell>
          <table:table-cell table:formula="of:=SUM([.G21:.O2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(SUM([.$B22]*[.B$2]; [.$C22]*[.B$3]; [.$D22]*[.B$4]; [.$E22]*[.B$5]; [.$F22]*[.B$6]);2)" office:value-type="float" office:value="0" calcext:value-type="float">
            <text:p>0</text:p>
          </table:table-cell>
          <table:table-cell table:formula="of:=MOD(SUM([.$B22]*[.C$2]; [.$C22]*[.C$3]; [.$D22]*[.C$4]; [.$E22]*[.C$5]; [.$F22]*[.C$6]);2)" office:value-type="float" office:value="1" calcext:value-type="float">
            <text:p>1</text:p>
          </table:table-cell>
          <table:table-cell table:formula="of:=MOD(SUM([.$B22]*[.D$2]; [.$C22]*[.D$3]; [.$D22]*[.D$4]; [.$E22]*[.D$5]; [.$F22]*[.D$6]);2)" office:value-type="float" office:value="1" calcext:value-type="float">
            <text:p>1</text:p>
          </table:table-cell>
          <table:table-cell table:formula="of:=MOD(SUM([.$B22]*[.E$2]; [.$C22]*[.E$3]; [.$D22]*[.E$4]; [.$E22]*[.E$5]; [.$F22]*[.E$6]);2)" office:value-type="float" office:value="0" calcext:value-type="float">
            <text:p>0</text:p>
          </table:table-cell>
          <table:table-cell table:formula="of:=MOD(SUM([.$B22]*[.F$2]; [.$C22]*[.F$3]; [.$D22]*[.F$4]; [.$E22]*[.F$5]; [.$F22]*[.F$6]);2)" office:value-type="float" office:value="0" calcext:value-type="float">
            <text:p>0</text:p>
          </table:table-cell>
          <table:table-cell table:formula="of:=MOD(SUM([.$B22]*[.G$2]; [.$C22]*[.G$3]; [.$D22]*[.G$4]; [.$E22]*[.G$5]; [.$F22]*[.G$6]);2)" office:value-type="float" office:value="0" calcext:value-type="float">
            <text:p>0</text:p>
          </table:table-cell>
          <table:table-cell table:formula="of:=MOD(SUM([.$B22]*[.H$2]; [.$C22]*[.H$3]; [.$D22]*[.H$4]; [.$E22]*[.H$5]; [.$F22]*[.H$6]);2)" office:value-type="float" office:value="1" calcext:value-type="float">
            <text:p>1</text:p>
          </table:table-cell>
          <table:table-cell table:formula="of:=MOD(SUM([.$B22]*[.I$2]; [.$C22]*[.I$3]; [.$D22]*[.I$4]; [.$E22]*[.I$5]; [.$F22]*[.I$6]);2)" office:value-type="float" office:value="0" calcext:value-type="float">
            <text:p>0</text:p>
          </table:table-cell>
          <table:table-cell table:formula="of:=MOD(SUM([.$B22]*[.J$2]; [.$C22]*[.J$3]; [.$D22]*[.J$4]; [.$E22]*[.J$5]; [.$F22]*[.J$6]);2)" office:value-type="float" office:value="1" calcext:value-type="float">
            <text:p>1</text:p>
          </table:table-cell>
          <table:table-cell table:formula="of:=SUM([.G22:.O22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(SUM([.$B23]*[.B$2]; [.$C23]*[.B$3]; [.$D23]*[.B$4]; [.$E23]*[.B$5]; [.$F23]*[.B$6]);2)" office:value-type="float" office:value="0" calcext:value-type="float">
            <text:p>0</text:p>
          </table:table-cell>
          <table:table-cell table:formula="of:=MOD(SUM([.$B23]*[.C$2]; [.$C23]*[.C$3]; [.$D23]*[.C$4]; [.$E23]*[.C$5]; [.$F23]*[.C$6]);2)" office:value-type="float" office:value="1" calcext:value-type="float">
            <text:p>1</text:p>
          </table:table-cell>
          <table:table-cell table:formula="of:=MOD(SUM([.$B23]*[.D$2]; [.$C23]*[.D$3]; [.$D23]*[.D$4]; [.$E23]*[.D$5]; [.$F23]*[.D$6]);2)" office:value-type="float" office:value="1" calcext:value-type="float">
            <text:p>1</text:p>
          </table:table-cell>
          <table:table-cell table:formula="of:=MOD(SUM([.$B23]*[.E$2]; [.$C23]*[.E$3]; [.$D23]*[.E$4]; [.$E23]*[.E$5]; [.$F23]*[.E$6]);2)" office:value-type="float" office:value="0" calcext:value-type="float">
            <text:p>0</text:p>
          </table:table-cell>
          <table:table-cell table:formula="of:=MOD(SUM([.$B23]*[.F$2]; [.$C23]*[.F$3]; [.$D23]*[.F$4]; [.$E23]*[.F$5]; [.$F23]*[.F$6]);2)" office:value-type="float" office:value="1" calcext:value-type="float">
            <text:p>1</text:p>
          </table:table-cell>
          <table:table-cell table:formula="of:=MOD(SUM([.$B23]*[.G$2]; [.$C23]*[.G$3]; [.$D23]*[.G$4]; [.$E23]*[.G$5]; [.$F23]*[.G$6]);2)" office:value-type="float" office:value="1" calcext:value-type="float">
            <text:p>1</text:p>
          </table:table-cell>
          <table:table-cell table:formula="of:=MOD(SUM([.$B23]*[.H$2]; [.$C23]*[.H$3]; [.$D23]*[.H$4]; [.$E23]*[.H$5]; [.$F23]*[.H$6]);2)" office:value-type="float" office:value="0" calcext:value-type="float">
            <text:p>0</text:p>
          </table:table-cell>
          <table:table-cell table:formula="of:=MOD(SUM([.$B23]*[.I$2]; [.$C23]*[.I$3]; [.$D23]*[.I$4]; [.$E23]*[.I$5]; [.$F23]*[.I$6]);2)" office:value-type="float" office:value="0" calcext:value-type="float">
            <text:p>0</text:p>
          </table:table-cell>
          <table:table-cell table:formula="of:=MOD(SUM([.$B23]*[.J$2]; [.$C23]*[.J$3]; [.$D23]*[.J$4]; [.$E23]*[.J$5]; [.$F23]*[.J$6]);2)" office:value-type="float" office:value="0" calcext:value-type="float">
            <text:p>0</text:p>
          </table:table-cell>
          <table:table-cell table:formula="of:=SUM([.G23:.O23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(SUM([.$B24]*[.B$2]; [.$C24]*[.B$3]; [.$D24]*[.B$4]; [.$E24]*[.B$5]; [.$F24]*[.B$6]);2)" office:value-type="float" office:value="0" calcext:value-type="float">
            <text:p>0</text:p>
          </table:table-cell>
          <table:table-cell table:formula="of:=MOD(SUM([.$B24]*[.C$2]; [.$C24]*[.C$3]; [.$D24]*[.C$4]; [.$E24]*[.C$5]; [.$F24]*[.C$6]);2)" office:value-type="float" office:value="1" calcext:value-type="float">
            <text:p>1</text:p>
          </table:table-cell>
          <table:table-cell table:formula="of:=MOD(SUM([.$B24]*[.D$2]; [.$C24]*[.D$3]; [.$D24]*[.D$4]; [.$E24]*[.D$5]; [.$F24]*[.D$6]);2)" office:value-type="float" office:value="1" calcext:value-type="float">
            <text:p>1</text:p>
          </table:table-cell>
          <table:table-cell table:formula="of:=MOD(SUM([.$B24]*[.E$2]; [.$C24]*[.E$3]; [.$D24]*[.E$4]; [.$E24]*[.E$5]; [.$F24]*[.E$6]);2)" office:value-type="float" office:value="1" calcext:value-type="float">
            <text:p>1</text:p>
          </table:table-cell>
          <table:table-cell table:formula="of:=MOD(SUM([.$B24]*[.F$2]; [.$C24]*[.F$3]; [.$D24]*[.F$4]; [.$E24]*[.F$5]; [.$F24]*[.F$6]);2)" office:value-type="float" office:value="0" calcext:value-type="float">
            <text:p>0</text:p>
          </table:table-cell>
          <table:table-cell table:formula="of:=MOD(SUM([.$B24]*[.G$2]; [.$C24]*[.G$3]; [.$D24]*[.G$4]; [.$E24]*[.G$5]; [.$F24]*[.G$6]);2)" office:value-type="float" office:value="0" calcext:value-type="float">
            <text:p>0</text:p>
          </table:table-cell>
          <table:table-cell table:formula="of:=MOD(SUM([.$B24]*[.H$2]; [.$C24]*[.H$3]; [.$D24]*[.H$4]; [.$E24]*[.H$5]; [.$F24]*[.H$6]);2)" office:value-type="float" office:value="0" calcext:value-type="float">
            <text:p>0</text:p>
          </table:table-cell>
          <table:table-cell table:formula="of:=MOD(SUM([.$B24]*[.I$2]; [.$C24]*[.I$3]; [.$D24]*[.I$4]; [.$E24]*[.I$5]; [.$F24]*[.I$6]);2)" office:value-type="float" office:value="0" calcext:value-type="float">
            <text:p>0</text:p>
          </table:table-cell>
          <table:table-cell table:formula="of:=MOD(SUM([.$B24]*[.J$2]; [.$C24]*[.J$3]; [.$D24]*[.J$4]; [.$E24]*[.J$5]; [.$F24]*[.J$6]);2)" office:value-type="float" office:value="1" calcext:value-type="float">
            <text:p>1</text:p>
          </table:table-cell>
          <table:table-cell table:formula="of:=SUM([.G24:.O2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MOD(SUM([.$B25]*[.B$2]; [.$C25]*[.B$3]; [.$D25]*[.B$4]; [.$E25]*[.B$5]; [.$F25]*[.B$6]);2)" office:value-type="float" office:value="0" calcext:value-type="float">
            <text:p>0</text:p>
          </table:table-cell>
          <table:table-cell table:formula="of:=MOD(SUM([.$B25]*[.C$2]; [.$C25]*[.C$3]; [.$D25]*[.C$4]; [.$E25]*[.C$5]; [.$F25]*[.C$6]);2)" office:value-type="float" office:value="1" calcext:value-type="float">
            <text:p>1</text:p>
          </table:table-cell>
          <table:table-cell table:formula="of:=MOD(SUM([.$B25]*[.D$2]; [.$C25]*[.D$3]; [.$D25]*[.D$4]; [.$E25]*[.D$5]; [.$F25]*[.D$6]);2)" office:value-type="float" office:value="1" calcext:value-type="float">
            <text:p>1</text:p>
          </table:table-cell>
          <table:table-cell table:formula="of:=MOD(SUM([.$B25]*[.E$2]; [.$C25]*[.E$3]; [.$D25]*[.E$4]; [.$E25]*[.E$5]; [.$F25]*[.E$6]);2)" office:value-type="float" office:value="1" calcext:value-type="float">
            <text:p>1</text:p>
          </table:table-cell>
          <table:table-cell table:formula="of:=MOD(SUM([.$B25]*[.F$2]; [.$C25]*[.F$3]; [.$D25]*[.F$4]; [.$E25]*[.F$5]; [.$F25]*[.F$6]);2)" office:value-type="float" office:value="1" calcext:value-type="float">
            <text:p>1</text:p>
          </table:table-cell>
          <table:table-cell table:formula="of:=MOD(SUM([.$B25]*[.G$2]; [.$C25]*[.G$3]; [.$D25]*[.G$4]; [.$E25]*[.G$5]; [.$F25]*[.G$6]);2)" office:value-type="float" office:value="1" calcext:value-type="float">
            <text:p>1</text:p>
          </table:table-cell>
          <table:table-cell table:formula="of:=MOD(SUM([.$B25]*[.H$2]; [.$C25]*[.H$3]; [.$D25]*[.H$4]; [.$E25]*[.H$5]; [.$F25]*[.H$6]);2)" office:value-type="float" office:value="1" calcext:value-type="float">
            <text:p>1</text:p>
          </table:table-cell>
          <table:table-cell table:formula="of:=MOD(SUM([.$B25]*[.I$2]; [.$C25]*[.I$3]; [.$D25]*[.I$4]; [.$E25]*[.I$5]; [.$F25]*[.I$6]);2)" office:value-type="float" office:value="0" calcext:value-type="float">
            <text:p>0</text:p>
          </table:table-cell>
          <table:table-cell table:formula="of:=MOD(SUM([.$B25]*[.J$2]; [.$C25]*[.J$3]; [.$D25]*[.J$4]; [.$E25]*[.J$5]; [.$F25]*[.J$6]);2)" office:value-type="float" office:value="0" calcext:value-type="float">
            <text:p>0</text:p>
          </table:table-cell>
          <table:table-cell table:formula="of:=SUM([.G25:.O2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MOD(SUM([.$B26]*[.B$2]; [.$C26]*[.B$3]; [.$D26]*[.B$4]; [.$E26]*[.B$5]; [.$F26]*[.B$6]);2)" office:value-type="float" office:value="1" calcext:value-type="float">
            <text:p>1</text:p>
          </table:table-cell>
          <table:table-cell table:formula="of:=MOD(SUM([.$B26]*[.C$2]; [.$C26]*[.C$3]; [.$D26]*[.C$4]; [.$E26]*[.C$5]; [.$F26]*[.C$6]);2)" office:value-type="float" office:value="0" calcext:value-type="float">
            <text:p>0</text:p>
          </table:table-cell>
          <table:table-cell table:formula="of:=MOD(SUM([.$B26]*[.D$2]; [.$C26]*[.D$3]; [.$D26]*[.D$4]; [.$E26]*[.D$5]; [.$F26]*[.D$6]);2)" office:value-type="float" office:value="0" calcext:value-type="float">
            <text:p>0</text:p>
          </table:table-cell>
          <table:table-cell table:formula="of:=MOD(SUM([.$B26]*[.E$2]; [.$C26]*[.E$3]; [.$D26]*[.E$4]; [.$E26]*[.E$5]; [.$F26]*[.E$6]);2)" office:value-type="float" office:value="0" calcext:value-type="float">
            <text:p>0</text:p>
          </table:table-cell>
          <table:table-cell table:formula="of:=MOD(SUM([.$B26]*[.F$2]; [.$C26]*[.F$3]; [.$D26]*[.F$4]; [.$E26]*[.F$5]; [.$F26]*[.F$6]);2)" office:value-type="float" office:value="0" calcext:value-type="float">
            <text:p>0</text:p>
          </table:table-cell>
          <table:table-cell table:formula="of:=MOD(SUM([.$B26]*[.G$2]; [.$C26]*[.G$3]; [.$D26]*[.G$4]; [.$E26]*[.G$5]; [.$F26]*[.G$6]);2)" office:value-type="float" office:value="1" calcext:value-type="float">
            <text:p>1</text:p>
          </table:table-cell>
          <table:table-cell table:formula="of:=MOD(SUM([.$B26]*[.H$2]; [.$C26]*[.H$3]; [.$D26]*[.H$4]; [.$E26]*[.H$5]; [.$F26]*[.H$6]);2)" office:value-type="float" office:value="1" calcext:value-type="float">
            <text:p>1</text:p>
          </table:table-cell>
          <table:table-cell table:formula="of:=MOD(SUM([.$B26]*[.I$2]; [.$C26]*[.I$3]; [.$D26]*[.I$4]; [.$E26]*[.I$5]; [.$F26]*[.I$6]);2)" office:value-type="float" office:value="1" calcext:value-type="float">
            <text:p>1</text:p>
          </table:table-cell>
          <table:table-cell table:formula="of:=MOD(SUM([.$B26]*[.J$2]; [.$C26]*[.J$3]; [.$D26]*[.J$4]; [.$E26]*[.J$5]; [.$F26]*[.J$6]);2)" office:value-type="float" office:value="1" calcext:value-type="float">
            <text:p>1</text:p>
          </table:table-cell>
          <table:table-cell table:formula="of:=SUM([.G26:.O26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(SUM([.$B27]*[.B$2]; [.$C27]*[.B$3]; [.$D27]*[.B$4]; [.$E27]*[.B$5]; [.$F27]*[.B$6]);2)" office:value-type="float" office:value="1" calcext:value-type="float">
            <text:p>1</text:p>
          </table:table-cell>
          <table:table-cell table:formula="of:=MOD(SUM([.$B27]*[.C$2]; [.$C27]*[.C$3]; [.$D27]*[.C$4]; [.$E27]*[.C$5]; [.$F27]*[.C$6]);2)" office:value-type="float" office:value="0" calcext:value-type="float">
            <text:p>0</text:p>
          </table:table-cell>
          <table:table-cell table:formula="of:=MOD(SUM([.$B27]*[.D$2]; [.$C27]*[.D$3]; [.$D27]*[.D$4]; [.$E27]*[.D$5]; [.$F27]*[.D$6]);2)" office:value-type="float" office:value="0" calcext:value-type="float">
            <text:p>0</text:p>
          </table:table-cell>
          <table:table-cell table:formula="of:=MOD(SUM([.$B27]*[.E$2]; [.$C27]*[.E$3]; [.$D27]*[.E$4]; [.$E27]*[.E$5]; [.$F27]*[.E$6]);2)" office:value-type="float" office:value="0" calcext:value-type="float">
            <text:p>0</text:p>
          </table:table-cell>
          <table:table-cell table:formula="of:=MOD(SUM([.$B27]*[.F$2]; [.$C27]*[.F$3]; [.$D27]*[.F$4]; [.$E27]*[.F$5]; [.$F27]*[.F$6]);2)" office:value-type="float" office:value="1" calcext:value-type="float">
            <text:p>1</text:p>
          </table:table-cell>
          <table:table-cell table:formula="of:=MOD(SUM([.$B27]*[.G$2]; [.$C27]*[.G$3]; [.$D27]*[.G$4]; [.$E27]*[.G$5]; [.$F27]*[.G$6]);2)" office:value-type="float" office:value="0" calcext:value-type="float">
            <text:p>0</text:p>
          </table:table-cell>
          <table:table-cell table:formula="of:=MOD(SUM([.$B27]*[.H$2]; [.$C27]*[.H$3]; [.$D27]*[.H$4]; [.$E27]*[.H$5]; [.$F27]*[.H$6]);2)" office:value-type="float" office:value="0" calcext:value-type="float">
            <text:p>0</text:p>
          </table:table-cell>
          <table:table-cell table:formula="of:=MOD(SUM([.$B27]*[.I$2]; [.$C27]*[.I$3]; [.$D27]*[.I$4]; [.$E27]*[.I$5]; [.$F27]*[.I$6]);2)" office:value-type="float" office:value="1" calcext:value-type="float">
            <text:p>1</text:p>
          </table:table-cell>
          <table:table-cell table:formula="of:=MOD(SUM([.$B27]*[.J$2]; [.$C27]*[.J$3]; [.$D27]*[.J$4]; [.$E27]*[.J$5]; [.$F27]*[.J$6]);2)" office:value-type="float" office:value="0" calcext:value-type="float">
            <text:p>0</text:p>
          </table:table-cell>
          <table:table-cell table:formula="of:=SUM([.G27:.O27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(SUM([.$B28]*[.B$2]; [.$C28]*[.B$3]; [.$D28]*[.B$4]; [.$E28]*[.B$5]; [.$F28]*[.B$6]);2)" office:value-type="float" office:value="1" calcext:value-type="float">
            <text:p>1</text:p>
          </table:table-cell>
          <table:table-cell table:formula="of:=MOD(SUM([.$B28]*[.C$2]; [.$C28]*[.C$3]; [.$D28]*[.C$4]; [.$E28]*[.C$5]; [.$F28]*[.C$6]);2)" office:value-type="float" office:value="0" calcext:value-type="float">
            <text:p>0</text:p>
          </table:table-cell>
          <table:table-cell table:formula="of:=MOD(SUM([.$B28]*[.D$2]; [.$C28]*[.D$3]; [.$D28]*[.D$4]; [.$E28]*[.D$5]; [.$F28]*[.D$6]);2)" office:value-type="float" office:value="0" calcext:value-type="float">
            <text:p>0</text:p>
          </table:table-cell>
          <table:table-cell table:formula="of:=MOD(SUM([.$B28]*[.E$2]; [.$C28]*[.E$3]; [.$D28]*[.E$4]; [.$E28]*[.E$5]; [.$F28]*[.E$6]);2)" office:value-type="float" office:value="1" calcext:value-type="float">
            <text:p>1</text:p>
          </table:table-cell>
          <table:table-cell table:formula="of:=MOD(SUM([.$B28]*[.F$2]; [.$C28]*[.F$3]; [.$D28]*[.F$4]; [.$E28]*[.F$5]; [.$F28]*[.F$6]);2)" office:value-type="float" office:value="0" calcext:value-type="float">
            <text:p>0</text:p>
          </table:table-cell>
          <table:table-cell table:formula="of:=MOD(SUM([.$B28]*[.G$2]; [.$C28]*[.G$3]; [.$D28]*[.G$4]; [.$E28]*[.G$5]; [.$F28]*[.G$6]);2)" office:value-type="float" office:value="1" calcext:value-type="float">
            <text:p>1</text:p>
          </table:table-cell>
          <table:table-cell table:formula="of:=MOD(SUM([.$B28]*[.H$2]; [.$C28]*[.H$3]; [.$D28]*[.H$4]; [.$E28]*[.H$5]; [.$F28]*[.H$6]);2)" office:value-type="float" office:value="0" calcext:value-type="float">
            <text:p>0</text:p>
          </table:table-cell>
          <table:table-cell table:formula="of:=MOD(SUM([.$B28]*[.I$2]; [.$C28]*[.I$3]; [.$D28]*[.I$4]; [.$E28]*[.I$5]; [.$F28]*[.I$6]);2)" office:value-type="float" office:value="1" calcext:value-type="float">
            <text:p>1</text:p>
          </table:table-cell>
          <table:table-cell table:formula="of:=MOD(SUM([.$B28]*[.J$2]; [.$C28]*[.J$3]; [.$D28]*[.J$4]; [.$E28]*[.J$5]; [.$F28]*[.J$6]);2)" office:value-type="float" office:value="1" calcext:value-type="float">
            <text:p>1</text:p>
          </table:table-cell>
          <table:table-cell table:formula="of:=SUM([.G28:.O28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(SUM([.$B29]*[.B$2]; [.$C29]*[.B$3]; [.$D29]*[.B$4]; [.$E29]*[.B$5]; [.$F29]*[.B$6]);2)" office:value-type="float" office:value="1" calcext:value-type="float">
            <text:p>1</text:p>
          </table:table-cell>
          <table:table-cell table:formula="of:=MOD(SUM([.$B29]*[.C$2]; [.$C29]*[.C$3]; [.$D29]*[.C$4]; [.$E29]*[.C$5]; [.$F29]*[.C$6]);2)" office:value-type="float" office:value="0" calcext:value-type="float">
            <text:p>0</text:p>
          </table:table-cell>
          <table:table-cell table:formula="of:=MOD(SUM([.$B29]*[.D$2]; [.$C29]*[.D$3]; [.$D29]*[.D$4]; [.$E29]*[.D$5]; [.$F29]*[.D$6]);2)" office:value-type="float" office:value="0" calcext:value-type="float">
            <text:p>0</text:p>
          </table:table-cell>
          <table:table-cell table:formula="of:=MOD(SUM([.$B29]*[.E$2]; [.$C29]*[.E$3]; [.$D29]*[.E$4]; [.$E29]*[.E$5]; [.$F29]*[.E$6]);2)" office:value-type="float" office:value="1" calcext:value-type="float">
            <text:p>1</text:p>
          </table:table-cell>
          <table:table-cell table:formula="of:=MOD(SUM([.$B29]*[.F$2]; [.$C29]*[.F$3]; [.$D29]*[.F$4]; [.$E29]*[.F$5]; [.$F29]*[.F$6]);2)" office:value-type="float" office:value="1" calcext:value-type="float">
            <text:p>1</text:p>
          </table:table-cell>
          <table:table-cell table:formula="of:=MOD(SUM([.$B29]*[.G$2]; [.$C29]*[.G$3]; [.$D29]*[.G$4]; [.$E29]*[.G$5]; [.$F29]*[.G$6]);2)" office:value-type="float" office:value="0" calcext:value-type="float">
            <text:p>0</text:p>
          </table:table-cell>
          <table:table-cell table:formula="of:=MOD(SUM([.$B29]*[.H$2]; [.$C29]*[.H$3]; [.$D29]*[.H$4]; [.$E29]*[.H$5]; [.$F29]*[.H$6]);2)" office:value-type="float" office:value="1" calcext:value-type="float">
            <text:p>1</text:p>
          </table:table-cell>
          <table:table-cell table:formula="of:=MOD(SUM([.$B29]*[.I$2]; [.$C29]*[.I$3]; [.$D29]*[.I$4]; [.$E29]*[.I$5]; [.$F29]*[.I$6]);2)" office:value-type="float" office:value="1" calcext:value-type="float">
            <text:p>1</text:p>
          </table:table-cell>
          <table:table-cell table:formula="of:=MOD(SUM([.$B29]*[.J$2]; [.$C29]*[.J$3]; [.$D29]*[.J$4]; [.$E29]*[.J$5]; [.$F29]*[.J$6]);2)" office:value-type="float" office:value="0" calcext:value-type="float">
            <text:p>0</text:p>
          </table:table-cell>
          <table:table-cell table:formula="of:=SUM([.G29:.O29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(SUM([.$B30]*[.B$2]; [.$C30]*[.B$3]; [.$D30]*[.B$4]; [.$E30]*[.B$5]; [.$F30]*[.B$6]);2)" office:value-type="float" office:value="1" calcext:value-type="float">
            <text:p>1</text:p>
          </table:table-cell>
          <table:table-cell table:formula="of:=MOD(SUM([.$B30]*[.C$2]; [.$C30]*[.C$3]; [.$D30]*[.C$4]; [.$E30]*[.C$5]; [.$F30]*[.C$6]);2)" office:value-type="float" office:value="0" calcext:value-type="float">
            <text:p>0</text:p>
          </table:table-cell>
          <table:table-cell table:formula="of:=MOD(SUM([.$B30]*[.D$2]; [.$C30]*[.D$3]; [.$D30]*[.D$4]; [.$E30]*[.D$5]; [.$F30]*[.D$6]);2)" office:value-type="float" office:value="1" calcext:value-type="float">
            <text:p>1</text:p>
          </table:table-cell>
          <table:table-cell table:formula="of:=MOD(SUM([.$B30]*[.E$2]; [.$C30]*[.E$3]; [.$D30]*[.E$4]; [.$E30]*[.E$5]; [.$F30]*[.E$6]);2)" office:value-type="float" office:value="0" calcext:value-type="float">
            <text:p>0</text:p>
          </table:table-cell>
          <table:table-cell table:formula="of:=MOD(SUM([.$B30]*[.F$2]; [.$C30]*[.F$3]; [.$D30]*[.F$4]; [.$E30]*[.F$5]; [.$F30]*[.F$6]);2)" office:value-type="float" office:value="0" calcext:value-type="float">
            <text:p>0</text:p>
          </table:table-cell>
          <table:table-cell table:formula="of:=MOD(SUM([.$B30]*[.G$2]; [.$C30]*[.G$3]; [.$D30]*[.G$4]; [.$E30]*[.G$5]; [.$F30]*[.G$6]);2)" office:value-type="float" office:value="0" calcext:value-type="float">
            <text:p>0</text:p>
          </table:table-cell>
          <table:table-cell table:formula="of:=MOD(SUM([.$B30]*[.H$2]; [.$C30]*[.H$3]; [.$D30]*[.H$4]; [.$E30]*[.H$5]; [.$F30]*[.H$6]);2)" office:value-type="float" office:value="1" calcext:value-type="float">
            <text:p>1</text:p>
          </table:table-cell>
          <table:table-cell table:formula="of:=MOD(SUM([.$B30]*[.I$2]; [.$C30]*[.I$3]; [.$D30]*[.I$4]; [.$E30]*[.I$5]; [.$F30]*[.I$6]);2)" office:value-type="float" office:value="0" calcext:value-type="float">
            <text:p>0</text:p>
          </table:table-cell>
          <table:table-cell table:formula="of:=MOD(SUM([.$B30]*[.J$2]; [.$C30]*[.J$3]; [.$D30]*[.J$4]; [.$E30]*[.J$5]; [.$F30]*[.J$6]);2)" office:value-type="float" office:value="0" calcext:value-type="float">
            <text:p>0</text:p>
          </table:table-cell>
          <table:table-cell table:formula="of:=SUM([.G30:.O30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(SUM([.$B31]*[.B$2]; [.$C31]*[.B$3]; [.$D31]*[.B$4]; [.$E31]*[.B$5]; [.$F31]*[.B$6]);2)" office:value-type="float" office:value="1" calcext:value-type="float">
            <text:p>1</text:p>
          </table:table-cell>
          <table:table-cell table:formula="of:=MOD(SUM([.$B31]*[.C$2]; [.$C31]*[.C$3]; [.$D31]*[.C$4]; [.$E31]*[.C$5]; [.$F31]*[.C$6]);2)" office:value-type="float" office:value="0" calcext:value-type="float">
            <text:p>0</text:p>
          </table:table-cell>
          <table:table-cell table:formula="of:=MOD(SUM([.$B31]*[.D$2]; [.$C31]*[.D$3]; [.$D31]*[.D$4]; [.$E31]*[.D$5]; [.$F31]*[.D$6]);2)" office:value-type="float" office:value="1" calcext:value-type="float">
            <text:p>1</text:p>
          </table:table-cell>
          <table:table-cell table:formula="of:=MOD(SUM([.$B31]*[.E$2]; [.$C31]*[.E$3]; [.$D31]*[.E$4]; [.$E31]*[.E$5]; [.$F31]*[.E$6]);2)" office:value-type="float" office:value="0" calcext:value-type="float">
            <text:p>0</text:p>
          </table:table-cell>
          <table:table-cell table:formula="of:=MOD(SUM([.$B31]*[.F$2]; [.$C31]*[.F$3]; [.$D31]*[.F$4]; [.$E31]*[.F$5]; [.$F31]*[.F$6]);2)" office:value-type="float" office:value="1" calcext:value-type="float">
            <text:p>1</text:p>
          </table:table-cell>
          <table:table-cell table:formula="of:=MOD(SUM([.$B31]*[.G$2]; [.$C31]*[.G$3]; [.$D31]*[.G$4]; [.$E31]*[.G$5]; [.$F31]*[.G$6]);2)" office:value-type="float" office:value="1" calcext:value-type="float">
            <text:p>1</text:p>
          </table:table-cell>
          <table:table-cell table:formula="of:=MOD(SUM([.$B31]*[.H$2]; [.$C31]*[.H$3]; [.$D31]*[.H$4]; [.$E31]*[.H$5]; [.$F31]*[.H$6]);2)" office:value-type="float" office:value="0" calcext:value-type="float">
            <text:p>0</text:p>
          </table:table-cell>
          <table:table-cell table:formula="of:=MOD(SUM([.$B31]*[.I$2]; [.$C31]*[.I$3]; [.$D31]*[.I$4]; [.$E31]*[.I$5]; [.$F31]*[.I$6]);2)" office:value-type="float" office:value="0" calcext:value-type="float">
            <text:p>0</text:p>
          </table:table-cell>
          <table:table-cell table:formula="of:=MOD(SUM([.$B31]*[.J$2]; [.$C31]*[.J$3]; [.$D31]*[.J$4]; [.$E31]*[.J$5]; [.$F31]*[.J$6]);2)" office:value-type="float" office:value="1" calcext:value-type="float">
            <text:p>1</text:p>
          </table:table-cell>
          <table:table-cell table:formula="of:=SUM([.G31:.O31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(SUM([.$B32]*[.B$2]; [.$C32]*[.B$3]; [.$D32]*[.B$4]; [.$E32]*[.B$5]; [.$F32]*[.B$6]);2)" office:value-type="float" office:value="1" calcext:value-type="float">
            <text:p>1</text:p>
          </table:table-cell>
          <table:table-cell table:formula="of:=MOD(SUM([.$B32]*[.C$2]; [.$C32]*[.C$3]; [.$D32]*[.C$4]; [.$E32]*[.C$5]; [.$F32]*[.C$6]);2)" office:value-type="float" office:value="0" calcext:value-type="float">
            <text:p>0</text:p>
          </table:table-cell>
          <table:table-cell table:formula="of:=MOD(SUM([.$B32]*[.D$2]; [.$C32]*[.D$3]; [.$D32]*[.D$4]; [.$E32]*[.D$5]; [.$F32]*[.D$6]);2)" office:value-type="float" office:value="1" calcext:value-type="float">
            <text:p>1</text:p>
          </table:table-cell>
          <table:table-cell table:formula="of:=MOD(SUM([.$B32]*[.E$2]; [.$C32]*[.E$3]; [.$D32]*[.E$4]; [.$E32]*[.E$5]; [.$F32]*[.E$6]);2)" office:value-type="float" office:value="1" calcext:value-type="float">
            <text:p>1</text:p>
          </table:table-cell>
          <table:table-cell table:formula="of:=MOD(SUM([.$B32]*[.F$2]; [.$C32]*[.F$3]; [.$D32]*[.F$4]; [.$E32]*[.F$5]; [.$F32]*[.F$6]);2)" office:value-type="float" office:value="0" calcext:value-type="float">
            <text:p>0</text:p>
          </table:table-cell>
          <table:table-cell table:formula="of:=MOD(SUM([.$B32]*[.G$2]; [.$C32]*[.G$3]; [.$D32]*[.G$4]; [.$E32]*[.G$5]; [.$F32]*[.G$6]);2)" office:value-type="float" office:value="0" calcext:value-type="float">
            <text:p>0</text:p>
          </table:table-cell>
          <table:table-cell table:formula="of:=MOD(SUM([.$B32]*[.H$2]; [.$C32]*[.H$3]; [.$D32]*[.H$4]; [.$E32]*[.H$5]; [.$F32]*[.H$6]);2)" office:value-type="float" office:value="0" calcext:value-type="float">
            <text:p>0</text:p>
          </table:table-cell>
          <table:table-cell table:formula="of:=MOD(SUM([.$B32]*[.I$2]; [.$C32]*[.I$3]; [.$D32]*[.I$4]; [.$E32]*[.I$5]; [.$F32]*[.I$6]);2)" office:value-type="float" office:value="0" calcext:value-type="float">
            <text:p>0</text:p>
          </table:table-cell>
          <table:table-cell table:formula="of:=MOD(SUM([.$B32]*[.J$2]; [.$C32]*[.J$3]; [.$D32]*[.J$4]; [.$E32]*[.J$5]; [.$F32]*[.J$6]);2)" office:value-type="float" office:value="0" calcext:value-type="float">
            <text:p>0</text:p>
          </table:table-cell>
          <table:table-cell table:formula="of:=SUM([.G32:.O32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(SUM([.$B33]*[.B$2]; [.$C33]*[.B$3]; [.$D33]*[.B$4]; [.$E33]*[.B$5]; [.$F33]*[.B$6]);2)" office:value-type="float" office:value="1" calcext:value-type="float">
            <text:p>1</text:p>
          </table:table-cell>
          <table:table-cell table:formula="of:=MOD(SUM([.$B33]*[.C$2]; [.$C33]*[.C$3]; [.$D33]*[.C$4]; [.$E33]*[.C$5]; [.$F33]*[.C$6]);2)" office:value-type="float" office:value="0" calcext:value-type="float">
            <text:p>0</text:p>
          </table:table-cell>
          <table:table-cell table:formula="of:=MOD(SUM([.$B33]*[.D$2]; [.$C33]*[.D$3]; [.$D33]*[.D$4]; [.$E33]*[.D$5]; [.$F33]*[.D$6]);2)" office:value-type="float" office:value="1" calcext:value-type="float">
            <text:p>1</text:p>
          </table:table-cell>
          <table:table-cell table:formula="of:=MOD(SUM([.$B33]*[.E$2]; [.$C33]*[.E$3]; [.$D33]*[.E$4]; [.$E33]*[.E$5]; [.$F33]*[.E$6]);2)" office:value-type="float" office:value="1" calcext:value-type="float">
            <text:p>1</text:p>
          </table:table-cell>
          <table:table-cell table:formula="of:=MOD(SUM([.$B33]*[.F$2]; [.$C33]*[.F$3]; [.$D33]*[.F$4]; [.$E33]*[.F$5]; [.$F33]*[.F$6]);2)" office:value-type="float" office:value="1" calcext:value-type="float">
            <text:p>1</text:p>
          </table:table-cell>
          <table:table-cell table:formula="of:=MOD(SUM([.$B33]*[.G$2]; [.$C33]*[.G$3]; [.$D33]*[.G$4]; [.$E33]*[.G$5]; [.$F33]*[.G$6]);2)" office:value-type="float" office:value="1" calcext:value-type="float">
            <text:p>1</text:p>
          </table:table-cell>
          <table:table-cell table:formula="of:=MOD(SUM([.$B33]*[.H$2]; [.$C33]*[.H$3]; [.$D33]*[.H$4]; [.$E33]*[.H$5]; [.$F33]*[.H$6]);2)" office:value-type="float" office:value="1" calcext:value-type="float">
            <text:p>1</text:p>
          </table:table-cell>
          <table:table-cell table:formula="of:=MOD(SUM([.$B33]*[.I$2]; [.$C33]*[.I$3]; [.$D33]*[.I$4]; [.$E33]*[.I$5]; [.$F33]*[.I$6]);2)" office:value-type="float" office:value="0" calcext:value-type="float">
            <text:p>0</text:p>
          </table:table-cell>
          <table:table-cell table:formula="of:=MOD(SUM([.$B33]*[.J$2]; [.$C33]*[.J$3]; [.$D33]*[.J$4]; [.$E33]*[.J$5]; [.$F33]*[.J$6]);2)" office:value-type="float" office:value="1" calcext:value-type="float">
            <text:p>1</text:p>
          </table:table-cell>
          <table:table-cell table:formula="of:=SUM([.G33:.O33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MOD(SUM([.$B34]*[.B$2]; [.$C34]*[.B$3]; [.$D34]*[.B$4]; [.$E34]*[.B$5]; [.$F34]*[.B$6]);2)" office:value-type="float" office:value="1" calcext:value-type="float">
            <text:p>1</text:p>
          </table:table-cell>
          <table:table-cell table:formula="of:=MOD(SUM([.$B34]*[.C$2]; [.$C34]*[.C$3]; [.$D34]*[.C$4]; [.$E34]*[.C$5]; [.$F34]*[.C$6]);2)" office:value-type="float" office:value="1" calcext:value-type="float">
            <text:p>1</text:p>
          </table:table-cell>
          <table:table-cell table:formula="of:=MOD(SUM([.$B34]*[.D$2]; [.$C34]*[.D$3]; [.$D34]*[.D$4]; [.$E34]*[.D$5]; [.$F34]*[.D$6]);2)" office:value-type="float" office:value="0" calcext:value-type="float">
            <text:p>0</text:p>
          </table:table-cell>
          <table:table-cell table:formula="of:=MOD(SUM([.$B34]*[.E$2]; [.$C34]*[.E$3]; [.$D34]*[.E$4]; [.$E34]*[.E$5]; [.$F34]*[.E$6]);2)" office:value-type="float" office:value="0" calcext:value-type="float">
            <text:p>0</text:p>
          </table:table-cell>
          <table:table-cell table:formula="of:=MOD(SUM([.$B34]*[.F$2]; [.$C34]*[.F$3]; [.$D34]*[.F$4]; [.$E34]*[.F$5]; [.$F34]*[.F$6]);2)" office:value-type="float" office:value="0" calcext:value-type="float">
            <text:p>0</text:p>
          </table:table-cell>
          <table:table-cell table:formula="of:=MOD(SUM([.$B34]*[.G$2]; [.$C34]*[.G$3]; [.$D34]*[.G$4]; [.$E34]*[.G$5]; [.$F34]*[.G$6]);2)" office:value-type="float" office:value="0" calcext:value-type="float">
            <text:p>0</text:p>
          </table:table-cell>
          <table:table-cell table:formula="of:=MOD(SUM([.$B34]*[.H$2]; [.$C34]*[.H$3]; [.$D34]*[.H$4]; [.$E34]*[.H$5]; [.$F34]*[.H$6]);2)" office:value-type="float" office:value="0" calcext:value-type="float">
            <text:p>0</text:p>
          </table:table-cell>
          <table:table-cell table:formula="of:=MOD(SUM([.$B34]*[.I$2]; [.$C34]*[.I$3]; [.$D34]*[.I$4]; [.$E34]*[.I$5]; [.$F34]*[.I$6]);2)" office:value-type="float" office:value="0" calcext:value-type="float">
            <text:p>0</text:p>
          </table:table-cell>
          <table:table-cell table:formula="of:=MOD(SUM([.$B34]*[.J$2]; [.$C34]*[.J$3]; [.$D34]*[.J$4]; [.$E34]*[.J$5]; [.$F34]*[.J$6]);2)" office:value-type="float" office:value="1" calcext:value-type="float">
            <text:p>1</text:p>
          </table:table-cell>
          <table:table-cell table:formula="of:=SUM([.G34:.O34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(SUM([.$B35]*[.B$2]; [.$C35]*[.B$3]; [.$D35]*[.B$4]; [.$E35]*[.B$5]; [.$F35]*[.B$6]);2)" office:value-type="float" office:value="1" calcext:value-type="float">
            <text:p>1</text:p>
          </table:table-cell>
          <table:table-cell table:formula="of:=MOD(SUM([.$B35]*[.C$2]; [.$C35]*[.C$3]; [.$D35]*[.C$4]; [.$E35]*[.C$5]; [.$F35]*[.C$6]);2)" office:value-type="float" office:value="1" calcext:value-type="float">
            <text:p>1</text:p>
          </table:table-cell>
          <table:table-cell table:formula="of:=MOD(SUM([.$B35]*[.D$2]; [.$C35]*[.D$3]; [.$D35]*[.D$4]; [.$E35]*[.D$5]; [.$F35]*[.D$6]);2)" office:value-type="float" office:value="0" calcext:value-type="float">
            <text:p>0</text:p>
          </table:table-cell>
          <table:table-cell table:formula="of:=MOD(SUM([.$B35]*[.E$2]; [.$C35]*[.E$3]; [.$D35]*[.E$4]; [.$E35]*[.E$5]; [.$F35]*[.E$6]);2)" office:value-type="float" office:value="0" calcext:value-type="float">
            <text:p>0</text:p>
          </table:table-cell>
          <table:table-cell table:formula="of:=MOD(SUM([.$B35]*[.F$2]; [.$C35]*[.F$3]; [.$D35]*[.F$4]; [.$E35]*[.F$5]; [.$F35]*[.F$6]);2)" office:value-type="float" office:value="1" calcext:value-type="float">
            <text:p>1</text:p>
          </table:table-cell>
          <table:table-cell table:formula="of:=MOD(SUM([.$B35]*[.G$2]; [.$C35]*[.G$3]; [.$D35]*[.G$4]; [.$E35]*[.G$5]; [.$F35]*[.G$6]);2)" office:value-type="float" office:value="1" calcext:value-type="float">
            <text:p>1</text:p>
          </table:table-cell>
          <table:table-cell table:formula="of:=MOD(SUM([.$B35]*[.H$2]; [.$C35]*[.H$3]; [.$D35]*[.H$4]; [.$E35]*[.H$5]; [.$F35]*[.H$6]);2)" office:value-type="float" office:value="1" calcext:value-type="float">
            <text:p>1</text:p>
          </table:table-cell>
          <table:table-cell table:formula="of:=MOD(SUM([.$B35]*[.I$2]; [.$C35]*[.I$3]; [.$D35]*[.I$4]; [.$E35]*[.I$5]; [.$F35]*[.I$6]);2)" office:value-type="float" office:value="0" calcext:value-type="float">
            <text:p>0</text:p>
          </table:table-cell>
          <table:table-cell table:formula="of:=MOD(SUM([.$B35]*[.J$2]; [.$C35]*[.J$3]; [.$D35]*[.J$4]; [.$E35]*[.J$5]; [.$F35]*[.J$6]);2)" office:value-type="float" office:value="0" calcext:value-type="float">
            <text:p>0</text:p>
          </table:table-cell>
          <table:table-cell table:formula="of:=SUM([.G35:.O35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(SUM([.$B36]*[.B$2]; [.$C36]*[.B$3]; [.$D36]*[.B$4]; [.$E36]*[.B$5]; [.$F36]*[.B$6]);2)" office:value-type="float" office:value="1" calcext:value-type="float">
            <text:p>1</text:p>
          </table:table-cell>
          <table:table-cell table:formula="of:=MOD(SUM([.$B36]*[.C$2]; [.$C36]*[.C$3]; [.$D36]*[.C$4]; [.$E36]*[.C$5]; [.$F36]*[.C$6]);2)" office:value-type="float" office:value="1" calcext:value-type="float">
            <text:p>1</text:p>
          </table:table-cell>
          <table:table-cell table:formula="of:=MOD(SUM([.$B36]*[.D$2]; [.$C36]*[.D$3]; [.$D36]*[.D$4]; [.$E36]*[.D$5]; [.$F36]*[.D$6]);2)" office:value-type="float" office:value="0" calcext:value-type="float">
            <text:p>0</text:p>
          </table:table-cell>
          <table:table-cell table:formula="of:=MOD(SUM([.$B36]*[.E$2]; [.$C36]*[.E$3]; [.$D36]*[.E$4]; [.$E36]*[.E$5]; [.$F36]*[.E$6]);2)" office:value-type="float" office:value="1" calcext:value-type="float">
            <text:p>1</text:p>
          </table:table-cell>
          <table:table-cell table:formula="of:=MOD(SUM([.$B36]*[.F$2]; [.$C36]*[.F$3]; [.$D36]*[.F$4]; [.$E36]*[.F$5]; [.$F36]*[.F$6]);2)" office:value-type="float" office:value="0" calcext:value-type="float">
            <text:p>0</text:p>
          </table:table-cell>
          <table:table-cell table:formula="of:=MOD(SUM([.$B36]*[.G$2]; [.$C36]*[.G$3]; [.$D36]*[.G$4]; [.$E36]*[.G$5]; [.$F36]*[.G$6]);2)" office:value-type="float" office:value="0" calcext:value-type="float">
            <text:p>0</text:p>
          </table:table-cell>
          <table:table-cell table:formula="of:=MOD(SUM([.$B36]*[.H$2]; [.$C36]*[.H$3]; [.$D36]*[.H$4]; [.$E36]*[.H$5]; [.$F36]*[.H$6]);2)" office:value-type="float" office:value="1" calcext:value-type="float">
            <text:p>1</text:p>
          </table:table-cell>
          <table:table-cell table:formula="of:=MOD(SUM([.$B36]*[.I$2]; [.$C36]*[.I$3]; [.$D36]*[.I$4]; [.$E36]*[.I$5]; [.$F36]*[.I$6]);2)" office:value-type="float" office:value="0" calcext:value-type="float">
            <text:p>0</text:p>
          </table:table-cell>
          <table:table-cell table:formula="of:=MOD(SUM([.$B36]*[.J$2]; [.$C36]*[.J$3]; [.$D36]*[.J$4]; [.$E36]*[.J$5]; [.$F36]*[.J$6]);2)" office:value-type="float" office:value="1" calcext:value-type="float">
            <text:p>1</text:p>
          </table:table-cell>
          <table:table-cell table:formula="of:=SUM([.G36:.O36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(SUM([.$B37]*[.B$2]; [.$C37]*[.B$3]; [.$D37]*[.B$4]; [.$E37]*[.B$5]; [.$F37]*[.B$6]);2)" office:value-type="float" office:value="1" calcext:value-type="float">
            <text:p>1</text:p>
          </table:table-cell>
          <table:table-cell table:formula="of:=MOD(SUM([.$B37]*[.C$2]; [.$C37]*[.C$3]; [.$D37]*[.C$4]; [.$E37]*[.C$5]; [.$F37]*[.C$6]);2)" office:value-type="float" office:value="1" calcext:value-type="float">
            <text:p>1</text:p>
          </table:table-cell>
          <table:table-cell table:formula="of:=MOD(SUM([.$B37]*[.D$2]; [.$C37]*[.D$3]; [.$D37]*[.D$4]; [.$E37]*[.D$5]; [.$F37]*[.D$6]);2)" office:value-type="float" office:value="0" calcext:value-type="float">
            <text:p>0</text:p>
          </table:table-cell>
          <table:table-cell table:formula="of:=MOD(SUM([.$B37]*[.E$2]; [.$C37]*[.E$3]; [.$D37]*[.E$4]; [.$E37]*[.E$5]; [.$F37]*[.E$6]);2)" office:value-type="float" office:value="1" calcext:value-type="float">
            <text:p>1</text:p>
          </table:table-cell>
          <table:table-cell table:formula="of:=MOD(SUM([.$B37]*[.F$2]; [.$C37]*[.F$3]; [.$D37]*[.F$4]; [.$E37]*[.F$5]; [.$F37]*[.F$6]);2)" office:value-type="float" office:value="1" calcext:value-type="float">
            <text:p>1</text:p>
          </table:table-cell>
          <table:table-cell table:formula="of:=MOD(SUM([.$B37]*[.G$2]; [.$C37]*[.G$3]; [.$D37]*[.G$4]; [.$E37]*[.G$5]; [.$F37]*[.G$6]);2)" office:value-type="float" office:value="1" calcext:value-type="float">
            <text:p>1</text:p>
          </table:table-cell>
          <table:table-cell table:formula="of:=MOD(SUM([.$B37]*[.H$2]; [.$C37]*[.H$3]; [.$D37]*[.H$4]; [.$E37]*[.H$5]; [.$F37]*[.H$6]);2)" office:value-type="float" office:value="0" calcext:value-type="float">
            <text:p>0</text:p>
          </table:table-cell>
          <table:table-cell table:formula="of:=MOD(SUM([.$B37]*[.I$2]; [.$C37]*[.I$3]; [.$D37]*[.I$4]; [.$E37]*[.I$5]; [.$F37]*[.I$6]);2)" office:value-type="float" office:value="0" calcext:value-type="float">
            <text:p>0</text:p>
          </table:table-cell>
          <table:table-cell table:formula="of:=MOD(SUM([.$B37]*[.J$2]; [.$C37]*[.J$3]; [.$D37]*[.J$4]; [.$E37]*[.J$5]; [.$F37]*[.J$6]);2)" office:value-type="float" office:value="0" calcext:value-type="float">
            <text:p>0</text:p>
          </table:table-cell>
          <table:table-cell table:formula="of:=SUM([.G37:.O37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(SUM([.$B38]*[.B$2]; [.$C38]*[.B$3]; [.$D38]*[.B$4]; [.$E38]*[.B$5]; [.$F38]*[.B$6]);2)" office:value-type="float" office:value="1" calcext:value-type="float">
            <text:p>1</text:p>
          </table:table-cell>
          <table:table-cell table:formula="of:=MOD(SUM([.$B38]*[.C$2]; [.$C38]*[.C$3]; [.$D38]*[.C$4]; [.$E38]*[.C$5]; [.$F38]*[.C$6]);2)" office:value-type="float" office:value="1" calcext:value-type="float">
            <text:p>1</text:p>
          </table:table-cell>
          <table:table-cell table:formula="of:=MOD(SUM([.$B38]*[.D$2]; [.$C38]*[.D$3]; [.$D38]*[.D$4]; [.$E38]*[.D$5]; [.$F38]*[.D$6]);2)" office:value-type="float" office:value="1" calcext:value-type="float">
            <text:p>1</text:p>
          </table:table-cell>
          <table:table-cell table:formula="of:=MOD(SUM([.$B38]*[.E$2]; [.$C38]*[.E$3]; [.$D38]*[.E$4]; [.$E38]*[.E$5]; [.$F38]*[.E$6]);2)" office:value-type="float" office:value="0" calcext:value-type="float">
            <text:p>0</text:p>
          </table:table-cell>
          <table:table-cell table:formula="of:=MOD(SUM([.$B38]*[.F$2]; [.$C38]*[.F$3]; [.$D38]*[.F$4]; [.$E38]*[.F$5]; [.$F38]*[.F$6]);2)" office:value-type="float" office:value="0" calcext:value-type="float">
            <text:p>0</text:p>
          </table:table-cell>
          <table:table-cell table:formula="of:=MOD(SUM([.$B38]*[.G$2]; [.$C38]*[.G$3]; [.$D38]*[.G$4]; [.$E38]*[.G$5]; [.$F38]*[.G$6]);2)" office:value-type="float" office:value="1" calcext:value-type="float">
            <text:p>1</text:p>
          </table:table-cell>
          <table:table-cell table:formula="of:=MOD(SUM([.$B38]*[.H$2]; [.$C38]*[.H$3]; [.$D38]*[.H$4]; [.$E38]*[.H$5]; [.$F38]*[.H$6]);2)" office:value-type="float" office:value="0" calcext:value-type="float">
            <text:p>0</text:p>
          </table:table-cell>
          <table:table-cell table:formula="of:=MOD(SUM([.$B38]*[.I$2]; [.$C38]*[.I$3]; [.$D38]*[.I$4]; [.$E38]*[.I$5]; [.$F38]*[.I$6]);2)" office:value-type="float" office:value="1" calcext:value-type="float">
            <text:p>1</text:p>
          </table:table-cell>
          <table:table-cell table:formula="of:=MOD(SUM([.$B38]*[.J$2]; [.$C38]*[.J$3]; [.$D38]*[.J$4]; [.$E38]*[.J$5]; [.$F38]*[.J$6]);2)" office:value-type="float" office:value="0" calcext:value-type="float">
            <text:p>0</text:p>
          </table:table-cell>
          <table:table-cell table:formula="of:=SUM([.G38:.O38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(SUM([.$B39]*[.B$2]; [.$C39]*[.B$3]; [.$D39]*[.B$4]; [.$E39]*[.B$5]; [.$F39]*[.B$6]);2)" office:value-type="float" office:value="1" calcext:value-type="float">
            <text:p>1</text:p>
          </table:table-cell>
          <table:table-cell table:formula="of:=MOD(SUM([.$B39]*[.C$2]; [.$C39]*[.C$3]; [.$D39]*[.C$4]; [.$E39]*[.C$5]; [.$F39]*[.C$6]);2)" office:value-type="float" office:value="1" calcext:value-type="float">
            <text:p>1</text:p>
          </table:table-cell>
          <table:table-cell table:formula="of:=MOD(SUM([.$B39]*[.D$2]; [.$C39]*[.D$3]; [.$D39]*[.D$4]; [.$E39]*[.D$5]; [.$F39]*[.D$6]);2)" office:value-type="float" office:value="1" calcext:value-type="float">
            <text:p>1</text:p>
          </table:table-cell>
          <table:table-cell table:formula="of:=MOD(SUM([.$B39]*[.E$2]; [.$C39]*[.E$3]; [.$D39]*[.E$4]; [.$E39]*[.E$5]; [.$F39]*[.E$6]);2)" office:value-type="float" office:value="0" calcext:value-type="float">
            <text:p>0</text:p>
          </table:table-cell>
          <table:table-cell table:formula="of:=MOD(SUM([.$B39]*[.F$2]; [.$C39]*[.F$3]; [.$D39]*[.F$4]; [.$E39]*[.F$5]; [.$F39]*[.F$6]);2)" office:value-type="float" office:value="1" calcext:value-type="float">
            <text:p>1</text:p>
          </table:table-cell>
          <table:table-cell table:formula="of:=MOD(SUM([.$B39]*[.G$2]; [.$C39]*[.G$3]; [.$D39]*[.G$4]; [.$E39]*[.G$5]; [.$F39]*[.G$6]);2)" office:value-type="float" office:value="0" calcext:value-type="float">
            <text:p>0</text:p>
          </table:table-cell>
          <table:table-cell table:formula="of:=MOD(SUM([.$B39]*[.H$2]; [.$C39]*[.H$3]; [.$D39]*[.H$4]; [.$E39]*[.H$5]; [.$F39]*[.H$6]);2)" office:value-type="float" office:value="1" calcext:value-type="float">
            <text:p>1</text:p>
          </table:table-cell>
          <table:table-cell table:formula="of:=MOD(SUM([.$B39]*[.I$2]; [.$C39]*[.I$3]; [.$D39]*[.I$4]; [.$E39]*[.I$5]; [.$F39]*[.I$6]);2)" office:value-type="float" office:value="1" calcext:value-type="float">
            <text:p>1</text:p>
          </table:table-cell>
          <table:table-cell table:formula="of:=MOD(SUM([.$B39]*[.J$2]; [.$C39]*[.J$3]; [.$D39]*[.J$4]; [.$E39]*[.J$5]; [.$F39]*[.J$6]);2)" office:value-type="float" office:value="1" calcext:value-type="float">
            <text:p>1</text:p>
          </table:table-cell>
          <table:table-cell table:formula="of:=SUM([.G39:.O39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(SUM([.$B40]*[.B$2]; [.$C40]*[.B$3]; [.$D40]*[.B$4]; [.$E40]*[.B$5]; [.$F40]*[.B$6]);2)" office:value-type="float" office:value="1" calcext:value-type="float">
            <text:p>1</text:p>
          </table:table-cell>
          <table:table-cell table:formula="of:=MOD(SUM([.$B40]*[.C$2]; [.$C40]*[.C$3]; [.$D40]*[.C$4]; [.$E40]*[.C$5]; [.$F40]*[.C$6]);2)" office:value-type="float" office:value="1" calcext:value-type="float">
            <text:p>1</text:p>
          </table:table-cell>
          <table:table-cell table:formula="of:=MOD(SUM([.$B40]*[.D$2]; [.$C40]*[.D$3]; [.$D40]*[.D$4]; [.$E40]*[.D$5]; [.$F40]*[.D$6]);2)" office:value-type="float" office:value="1" calcext:value-type="float">
            <text:p>1</text:p>
          </table:table-cell>
          <table:table-cell table:formula="of:=MOD(SUM([.$B40]*[.E$2]; [.$C40]*[.E$3]; [.$D40]*[.E$4]; [.$E40]*[.E$5]; [.$F40]*[.E$6]);2)" office:value-type="float" office:value="1" calcext:value-type="float">
            <text:p>1</text:p>
          </table:table-cell>
          <table:table-cell table:formula="of:=MOD(SUM([.$B40]*[.F$2]; [.$C40]*[.F$3]; [.$D40]*[.F$4]; [.$E40]*[.F$5]; [.$F40]*[.F$6]);2)" office:value-type="float" office:value="0" calcext:value-type="float">
            <text:p>0</text:p>
          </table:table-cell>
          <table:table-cell table:formula="of:=MOD(SUM([.$B40]*[.G$2]; [.$C40]*[.G$3]; [.$D40]*[.G$4]; [.$E40]*[.G$5]; [.$F40]*[.G$6]);2)" office:value-type="float" office:value="1" calcext:value-type="float">
            <text:p>1</text:p>
          </table:table-cell>
          <table:table-cell table:formula="of:=MOD(SUM([.$B40]*[.H$2]; [.$C40]*[.H$3]; [.$D40]*[.H$4]; [.$E40]*[.H$5]; [.$F40]*[.H$6]);2)" office:value-type="float" office:value="1" calcext:value-type="float">
            <text:p>1</text:p>
          </table:table-cell>
          <table:table-cell table:formula="of:=MOD(SUM([.$B40]*[.I$2]; [.$C40]*[.I$3]; [.$D40]*[.I$4]; [.$E40]*[.I$5]; [.$F40]*[.I$6]);2)" office:value-type="float" office:value="1" calcext:value-type="float">
            <text:p>1</text:p>
          </table:table-cell>
          <table:table-cell table:formula="of:=MOD(SUM([.$B40]*[.J$2]; [.$C40]*[.J$3]; [.$D40]*[.J$4]; [.$E40]*[.J$5]; [.$F40]*[.J$6]);2)" office:value-type="float" office:value="0" calcext:value-type="float">
            <text:p>0</text:p>
          </table:table-cell>
          <table:table-cell table:formula="of:=SUM([.G40:.O40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9" table:formula="of:=MOD(SUM([.$B41]*[.B$2]; [.$C41]*[.B$3]; [.$D41]*[.B$4]; [.$E41]*[.B$5]; [.$F41]*[.B$6]);2)" office:value-type="float" office:value="1" calcext:value-type="float">
            <text:p>1</text:p>
          </table:table-cell>
          <table:table-cell table:style-name="ce17" table:formula="of:=MOD(SUM([.$B41]*[.C$2]; [.$C41]*[.C$3]; [.$D41]*[.C$4]; [.$E41]*[.C$5]; [.$F41]*[.C$6]);2)" office:value-type="float" office:value="1" calcext:value-type="float">
            <text:p>1</text:p>
          </table:table-cell>
          <table:table-cell table:style-name="ce17" table:formula="of:=MOD(SUM([.$B41]*[.D$2]; [.$C41]*[.D$3]; [.$D41]*[.D$4]; [.$E41]*[.D$5]; [.$F41]*[.D$6]);2)" office:value-type="float" office:value="1" calcext:value-type="float">
            <text:p>1</text:p>
          </table:table-cell>
          <table:table-cell table:style-name="ce17" table:formula="of:=MOD(SUM([.$B41]*[.E$2]; [.$C41]*[.E$3]; [.$D41]*[.E$4]; [.$E41]*[.E$5]; [.$F41]*[.E$6]);2)" office:value-type="float" office:value="1" calcext:value-type="float">
            <text:p>1</text:p>
          </table:table-cell>
          <table:table-cell table:style-name="ce17" table:formula="of:=MOD(SUM([.$B41]*[.F$2]; [.$C41]*[.F$3]; [.$D41]*[.F$4]; [.$E41]*[.F$5]; [.$F41]*[.F$6]);2)" office:value-type="float" office:value="1" calcext:value-type="float">
            <text:p>1</text:p>
          </table:table-cell>
          <table:table-cell table:style-name="ce17" table:formula="of:=MOD(SUM([.$B41]*[.G$2]; [.$C41]*[.G$3]; [.$D41]*[.G$4]; [.$E41]*[.G$5]; [.$F41]*[.G$6]);2)" office:value-type="float" office:value="0" calcext:value-type="float">
            <text:p>0</text:p>
          </table:table-cell>
          <table:table-cell table:style-name="ce17" table:formula="of:=MOD(SUM([.$B41]*[.H$2]; [.$C41]*[.H$3]; [.$D41]*[.H$4]; [.$E41]*[.H$5]; [.$F41]*[.H$6]);2)" office:value-type="float" office:value="0" calcext:value-type="float">
            <text:p>0</text:p>
          </table:table-cell>
          <table:table-cell table:style-name="ce17" table:formula="of:=MOD(SUM([.$B41]*[.I$2]; [.$C41]*[.I$3]; [.$D41]*[.I$4]; [.$E41]*[.I$5]; [.$F41]*[.I$6]);2)" office:value-type="float" office:value="1" calcext:value-type="float">
            <text:p>1</text:p>
          </table:table-cell>
          <table:table-cell table:style-name="ce20" table:formula="of:=MOD(SUM([.$B41]*[.J$2]; [.$C41]*[.J$3]; [.$D41]*[.J$4]; [.$E41]*[.J$5]; [.$F41]*[.J$6]);2)" office:value-type="float" office:value="1" calcext:value-type="float">
            <text:p>1</text:p>
          </table:table-cell>
          <table:table-cell table:style-name="ce26" table:formula="of:=SUM([.G41:.O41])" office:value-type="float" office:value="7" calcext:value-type="float">
            <text:p>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20" number:min-decimal-places="20" number:min-integer-digits="1"/>
    </number:number-style>
    <number:number-style style:name="N115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.00.0000</text:date>, <text:time style:data-style-name="N2" text:time-value="14:59:54.99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6:40:32.717000000</meta:creation-date>
    <meta:generator>LibreOffice/7.6.2.1$Windows_X86_64 LibreOffice_project/56f7684011345957bbf33a7ee678afaf4d2ba333</meta:generator>
    <dc:date>2025-04-21T15:28:34.396000000</dc:date>
    <meta:editing-duration>PT2H47M47S</meta:editing-duration>
    <meta:editing-cycles>5</meta:editing-cycles>
    <meta:document-statistic meta:table-count="1" meta:cell-count="536" meta:object-count="0"/>
  </office:meta>
</office:document-meta>
</file>